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P2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3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4" style:family="paragraph" style:parent-style-name="Standard">
      <style:text-properties fo:font-weight="bold" officeooo:rsid="0b544eed" officeooo:paragraph-rsid="0d654347" style:font-weight-asian="bold" style:font-weight-complex="bold"/>
    </style:style>
    <style:style style:name="P5" style:family="paragraph" style:parent-style-name="Standard">
      <style:text-properties fo:font-weight="bold" officeooo:rsid="0b544eed" officeooo:paragraph-rsid="0d98c54d" style:font-weight-asian="bold" style:font-weight-complex="bold"/>
    </style:style>
    <style:style style:name="P6" style:family="paragraph" style:parent-style-name="Standard">
      <style:text-properties fo:font-weight="bold" officeooo:rsid="0b5c18f3" officeooo:paragraph-rsid="0b5c18f3" style:font-weight-asian="bold" style:font-weight-complex="bold"/>
    </style:style>
    <style:style style:name="P7" style:family="paragraph" style:parent-style-name="Standard">
      <style:text-properties fo:font-weight="bold" officeooo:rsid="0b63a8f9" officeooo:paragraph-rsid="0b63a8f9" style:font-weight-asian="bold" style:font-weight-complex="bold"/>
    </style:style>
    <style:style style:name="P8" style:family="paragraph" style:parent-style-name="Standard">
      <style:text-properties fo:font-weight="bold" officeooo:rsid="0b63a8f9" officeooo:paragraph-rsid="0e0ff5f8" style:font-weight-asian="bold" style:font-weight-complex="bold"/>
    </style:style>
    <style:style style:name="P9" style:family="paragraph" style:parent-style-name="Standard">
      <style:text-properties fo:font-weight="bold" officeooo:rsid="0e422cc9" officeooo:paragraph-rsid="0e58bfdd" style:font-weight-asian="bold" style:font-weight-complex="bold"/>
    </style:style>
    <style:style style:name="P10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11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Sans-serif" fo:font-weight="bold" officeooo:paragraph-rsid="0e0eef29" style:font-weight-asian="bold" style:font-weight-complex="bold"/>
    </style:style>
    <style:style style:name="P16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Sans-serif" fo:font-weight="bold" officeooo:rsid="0d2d18c7" officeooo:paragraph-rsid="0e12d97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9pt" fo:font-weight="normal" officeooo:rsid="0716bceb" officeooo:paragraph-rsid="0715378a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9pt" fo:font-weight="normal" officeooo:rsid="0718ac09" officeooo:paragraph-rsid="0718ac09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9pt" fo:font-weight="normal" officeooo:rsid="0a7b813d" officeooo:paragraph-rsid="071c4ff5" style:font-size-asian="9pt" style:font-weight-asian="normal" style:font-size-complex="9pt" style:font-weight-complex="normal"/>
    </style:style>
    <style:style style:name="P21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23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2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ba2cc3c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2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ba2cc3c" style:font-size-asian="9pt" style:font-weight-asian="bold" style:font-size-complex="9pt" style:font-weight-complex="bold"/>
    </style:style>
    <style:style style:name="P2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ba2cc3c" style:font-size-asian="9pt" style:font-weight-asian="bold" style:font-size-complex="9pt" style:font-weight-complex="bold"/>
    </style:style>
    <style:style style:name="P2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a2cc3c" style:font-size-asian="9pt" style:font-weight-asian="bold" style:font-size-complex="9pt" style:font-weight-complex="bold"/>
    </style:style>
    <style:style style:name="P2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e1e08d" style:font-size-asian="9pt" style:font-weight-asian="bold" style:font-size-complex="9pt" style:font-weight-complex="bold"/>
    </style:style>
    <style:style style:name="P30" style:family="paragraph" style:parent-style-name="Standard">
      <style:text-properties style:font-name="Sans-serif" fo:font-size="9pt" fo:font-style="normal" fo:font-weight="normal" officeooo:rsid="09640913" officeooo:paragraph-rsid="0964a1bc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2be28" officeooo:paragraph-rsid="0715378a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34" style:family="paragraph" style:parent-style-name="Standard">
      <style:text-properties style:font-name="Sans-serif" fo:font-weight="normal" officeooo:rsid="06ee4788" officeooo:paragraph-rsid="06dff1f5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82cb2fe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c3766b4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38" style:family="paragraph" style:parent-style-name="Standard">
      <style:text-properties style:font-name="Sans-serif" officeooo:paragraph-rsid="0ba2cc3c"/>
    </style:style>
    <style:style style:name="P39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41" style:family="paragraph" style:parent-style-name="Standard">
      <style:text-properties officeooo:rsid="0b30f79e" officeooo:paragraph-rsid="0b30f79e"/>
    </style:style>
    <style:style style:name="P42" style:family="paragraph" style:parent-style-name="Standard">
      <style:text-properties officeooo:paragraph-rsid="0b6590ba"/>
    </style:style>
    <style:style style:name="P43" style:family="paragraph" style:parent-style-name="Standard">
      <style:text-properties style:text-underline-style="none" officeooo:rsid="0d65649e" officeooo:paragraph-rsid="0d658926"/>
    </style:style>
    <style:style style:name="P44" style:family="paragraph" style:parent-style-name="Standard">
      <style:text-properties style:text-underline-style="none" fo:font-weight="bold" officeooo:rsid="0e4a1636" officeooo:paragraph-rsid="0e9185dc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normal" officeooo:rsid="09606d16" officeooo:paragraph-rsid="09606d16" style:font-size-asian="9pt" style:font-weight-asian="normal" style:font-size-complex="9pt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9606d16" style:font-size-asian="9pt" style:font-weight-asian="bold" style:font-size-complex="9pt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ba2cc3c" style:font-size-asian="9pt" style:font-weight-asian="bold" style:font-size-complex="9pt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08f1e" officeooo:paragraph-rsid="0ca7c42a" style:font-size-asian="9pt" style:font-weight-asian="bold" style:font-size-complex="9pt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rsid="0a76cfd8" officeooo:paragraph-rsid="0be6b1dc"/>
    </style:style>
    <style:style style:name="P5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97a15a6" officeooo:paragraph-rsid="0e36b6aa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b2780c2" officeooo:paragraph-rsid="0ba2cc3c"/>
    </style:style>
    <style:style style:name="P52" style:family="paragraph" style:parent-style-name="Standard">
      <style:paragraph-properties fo:break-before="column"/>
      <style:text-properties fo:font-weight="bold" officeooo:rsid="0b544eed" officeooo:paragraph-rsid="0c4d7f38" style:font-weight-asian="bold" style:font-weight-complex="bold"/>
    </style:style>
    <style:style style:name="P53" style:family="paragraph" style:parent-style-name="Standard">
      <style:text-properties fo:font-weight="normal" officeooo:rsid="0b43f044" officeooo:paragraph-rsid="0b43db55" style:font-weight-asian="normal" style:font-weight-complex="normal"/>
    </style:style>
    <style:style style:name="P54" style:family="paragraph" style:parent-style-name="Standard">
      <style:text-properties fo:font-weight="normal" officeooo:rsid="0b63a8f9" officeooo:paragraph-rsid="0b63a8f9" style:font-weight-asian="normal" style:font-weight-complex="normal"/>
    </style:style>
    <style:style style:name="P55" style:family="paragraph" style:parent-style-name="Standard">
      <style:text-properties fo:font-weight="normal" officeooo:rsid="0dd83591" officeooo:paragraph-rsid="0dd5bb57" style:font-weight-asian="normal" style:font-weight-complex="normal"/>
    </style:style>
    <style:style style:name="P56" style:family="paragraph" style:parent-style-name="Standard">
      <style:text-properties fo:font-weight="normal" officeooo:rsid="0a6221d7" officeooo:paragraph-rsid="0a54af44" style:font-weight-asian="normal" style:font-weight-complex="normal"/>
    </style:style>
    <style:style style:name="P57" style:family="paragraph" style:parent-style-name="Standard">
      <style:text-properties style:font-name="Sans-serif" fo:font-size="9pt" fo:font-style="normal" fo:font-weight="normal" officeooo:rsid="077f9806" officeooo:paragraph-rsid="0b6590ba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fb857" officeooo:paragraph-rsid="0a8a7eca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b33d1a9" officeooo:paragraph-rsid="0b33d1a9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d3708ab" officeooo:paragraph-rsid="0d2bef55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dcb3091" officeooo:paragraph-rsid="0dcb3091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style:text-properties style:font-name="Sans-serif" fo:font-size="9pt" fo:font-style="normal" fo:font-weight="normal" officeooo:rsid="0d5d9cf3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style:text-properties style:font-name="Sans-serif" fo:font-size="9pt" fo:font-style="normal" fo:font-weight="normal" officeooo:rsid="0bcf9c69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>
      <loext:graphic-properties draw:fill="none"/>
      <style:paragraph-properties fo:background-color="transparent"/>
      <style:text-properties style:font-name="Sans-serif" fo:font-size="9pt" fo:font-style="normal" fo:font-weight="normal" officeooo:rsid="0716bceb" officeooo:paragraph-rsid="07113b38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Standard">
      <loext:graphic-properties draw:fill="none"/>
      <style:paragraph-properties fo:background-color="transparent"/>
      <style:text-properties style:font-name="Sans-serif" fo:font-size="9pt" fo:font-style="normal" fo:font-weight="normal" officeooo:rsid="0716bceb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style:text-properties style:font-name="Sans-serif" fo:font-size="9pt" fo:font-style="normal" fo:font-weight="normal" officeooo:rsid="0d897171" officeooo:paragraph-rsid="0c3f6cf8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>
      <style:text-properties style:font-name="Sans-serif" fo:font-size="9pt" fo:font-style="normal" fo:font-weight="normal" officeooo:rsid="0e3f8b06" officeooo:paragraph-rsid="0e36b6aa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Standard">
      <style:text-properties style:font-name="Sans-serif" fo:font-size="9pt" fo:font-style="normal" fo:font-weight="normal" officeooo:rsid="0e58bfdd" officeooo:paragraph-rsid="0e58bfdd" style:font-size-asian="9pt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>
      <style:text-properties style:font-name="Sans-serif" fo:font-size="9pt" fo:font-style="normal" fo:font-weight="bold" officeooo:rsid="09640913" officeooo:paragraph-rsid="0b295c8d" style:font-size-asian="9pt" style:font-style-asian="normal" style:font-weight-asian="bold" style:font-size-complex="9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Sans-serif" fo:font-size="9pt" fo:font-style="normal" fo:font-weight="bold" officeooo:rsid="0716bceb" officeooo:paragraph-rsid="0b3ed9b1" style:font-size-asian="9pt" style:font-style-asian="normal" style:font-weight-asian="bold" style:font-size-complex="9pt" style:font-style-complex="normal" style:font-weight-complex="bold"/>
    </style:style>
    <style:style style:name="P71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c5b80fa" officeooo:paragraph-rsid="0d97573c" style:font-size-asian="9pt" style:font-style-asian="normal" style:font-weight-asian="normal" style:font-size-complex="9pt" style:font-style-complex="normal" style:font-weight-complex="normal"/>
    </style:style>
    <style:style style:name="P72" style:family="paragraph" style:parent-style-name="Standard">
      <style:text-properties style:font-name="Sans-serif" fo:font-size="9pt" fo:font-style="normal" style:text-underline-style="none" fo:font-weight="normal" officeooo:rsid="0e49a330" officeooo:paragraph-rsid="0e47031d" style:font-size-asian="9pt" style:font-style-asian="normal" style:font-weight-asian="normal" style:font-size-complex="9pt" style:font-style-complex="normal" style:font-weight-complex="normal"/>
    </style:style>
    <style:style style:name="P73" style:family="paragraph" style:parent-style-name="Standard">
      <style:text-properties style:font-name="Sans-serif" fo:font-size="9pt" fo:font-style="normal" style:text-underline-style="none" fo:font-weight="normal" officeooo:rsid="0e4a4727" officeooo:paragraph-rsid="0e54edd8" style:font-size-asian="9pt" style:font-style-asian="normal" style:font-weight-asian="normal" style:font-size-complex="9pt" style:font-style-complex="normal" style:font-weight-complex="normal"/>
    </style:style>
    <style:style style:name="P74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a6221d7" officeooo:paragraph-rsid="0d98c54d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ec90f55" style:font-size-asian="9pt" style:font-weight-asian="bold" style:font-size-complex="9pt" style:font-weight-complex="bold"/>
    </style:style>
    <style:style style:name="P7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b3de326" officeooo:paragraph-rsid="0ba2cc3c" style:font-size-asian="9pt" style:font-weight-asian="bold" style:font-size-complex="9pt" style:font-weight-complex="bold"/>
    </style:style>
    <style:style style:name="P77" style:family="paragraph" style:parent-style-name="Standard">
      <style:text-properties style:font-name="Sans-serif" fo:font-weight="bold" officeooo:rsid="09670ddb" officeooo:paragraph-rsid="0ec67fe1" style:font-weight-asian="bold" style:font-weight-complex="bold"/>
    </style:style>
    <style:style style:name="P78" style:family="paragraph" style:parent-style-name="Standard">
      <style:text-properties style:font-name="Sans-serif" fo:font-weight="bold" officeooo:rsid="09670ddb" officeooo:paragraph-rsid="0ec8093c" style:font-weight-asian="bold" style:font-weight-complex="bold"/>
    </style:style>
    <style:style style:name="P79" style:family="paragraph" style:parent-style-name="Standard">
      <style:text-properties style:font-name="Sans-serif" officeooo:paragraph-rsid="0ec90f55"/>
    </style:style>
    <style:style style:name="P80" style:family="paragraph" style:parent-style-name="Standard">
      <style:text-properties style:text-underline-style="none" fo:font-weight="normal" officeooo:rsid="0b56ffad" officeooo:paragraph-rsid="0b544eed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b5c18f3" officeooo:paragraph-rsid="0b5c18f3" style:font-weight-asian="normal" style:font-weight-complex="normal"/>
    </style:style>
    <style:style style:name="P82" style:family="paragraph" style:parent-style-name="Standard">
      <style:text-properties style:text-underline-style="none" fo:font-weight="bold" officeooo:rsid="0e4a1636" officeooo:paragraph-rsid="0eca771b" style:font-weight-asian="bold" style:font-weight-complex="bold"/>
    </style:style>
    <style:style style:name="P83" style:family="paragraph" style:parent-style-name="Standard">
      <style:text-properties fo:font-weight="bold" officeooo:rsid="0960aa55" officeooo:paragraph-rsid="0ec624ab" style:font-weight-asian="bold" style:font-weight-complex="bold"/>
    </style:style>
    <style:style style:name="P84" style:family="paragraph" style:parent-style-name="Standard">
      <style:text-properties fo:font-weight="bold" officeooo:rsid="097a15a6" officeooo:paragraph-rsid="0ed90e78" style:font-weight-asian="bold" style:font-weight-complex="bold"/>
    </style:style>
    <style:style style:name="P85" style:family="paragraph" style:parent-style-name="Standard">
      <style:text-properties fo:font-weight="bold" officeooo:rsid="0b8ddee7" officeooo:paragraph-rsid="0ec90f55" style:font-weight-asian="bold" style:font-weight-complex="bold"/>
    </style:style>
    <style:style style:name="P86" style:family="paragraph" style:parent-style-name="Standard">
      <style:text-properties fo:font-weight="bold" officeooo:rsid="0a525c8e" officeooo:paragraph-rsid="0ecb2f5f" style:font-weight-asian="bold" style:font-weight-complex="bold"/>
    </style:style>
    <style:style style:name="P87" style:family="paragraph" style:parent-style-name="Standard">
      <style:text-properties fo:font-weight="bold" officeooo:rsid="0b544eed" officeooo:paragraph-rsid="0ecccc2e" style:font-weight-asian="bold" style:font-weight-complex="bold"/>
    </style:style>
    <style:style style:name="P88" style:family="paragraph" style:parent-style-name="Standard">
      <style:text-properties fo:font-weight="bold" officeooo:rsid="0a54af44" officeooo:paragraph-rsid="0ed163fd" style:font-weight-asian="bold" style:font-weight-complex="bold"/>
    </style:style>
    <style:style style:name="P89" style:family="paragraph" style:parent-style-name="Standard">
      <style:text-properties fo:font-weight="bold" officeooo:rsid="0b43db55" officeooo:paragraph-rsid="0b43db55" style:font-weight-asian="bold" style:font-weight-complex="bold"/>
    </style:style>
    <style:style style:name="P90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text-underline-style="none" officeooo:rsid="0e6d7a6d" officeooo:paragraph-rsid="0e6d7a6d"/>
    </style:style>
    <style:style style:name="P91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cf138" officeooo:paragraph-rsid="0e6cf138"/>
    </style:style>
    <style:style style:name="P92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paragraph-rsid="0e5943da"/>
    </style:style>
    <style:style style:name="P93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30016" officeooo:paragraph-rsid="0e630016"/>
    </style:style>
    <style:style style:name="P94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c305d" officeooo:paragraph-rsid="0e6c305d"/>
    </style:style>
    <style:style style:name="P95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712893" officeooo:paragraph-rsid="0e712893"/>
    </style:style>
    <style:style style:name="P96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officeooo:paragraph-rsid="0e5943da"/>
    </style:style>
    <style:style style:name="P97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Sans-serif" fo:font-size="9pt" fo:font-style="normal" style:text-underline-style="none" fo:font-weight="normal" officeooo:rsid="0e630016" officeooo:paragraph-rsid="0e630016" style:font-size-asian="9pt" style:font-style-asian="normal" style:font-weight-asian="normal" style:font-size-complex="9pt" style:font-style-complex="normal" style:font-weight-complex="normal"/>
    </style:style>
    <style:style style:name="P98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578787" officeooo:paragraph-rsid="0b578787" style:font-weight-asian="bold" style:font-weight-complex="bold"/>
    </style:style>
    <style:style style:name="P99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5ae17c" officeooo:paragraph-rsid="0b5ae17c" style:font-weight-asian="bold" style:font-weight-complex="bold"/>
    </style:style>
    <style:style style:name="P100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101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dab519a" officeooo:paragraph-rsid="0dab519a" style:font-weight-asian="bold" style:font-weight-complex="bold"/>
    </style:style>
    <style:style style:name="P102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b7180d9" officeooo:paragraph-rsid="0b7180d9" style:font-weight-asian="bold" style:font-weight-complex="bold"/>
    </style:style>
    <style:style style:name="P103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fo:font-weight="bold" officeooo:rsid="0b8ddee7" officeooo:paragraph-rsid="0ec90f55" style:font-weight-asian="bold" style:font-weight-complex="bold"/>
    </style:style>
    <style:style style:name="P104" style:family="paragraph" style:parent-style-name="Standard">
      <style:paragraph-properties fo:break-before="column"/>
      <style:text-properties fo:font-weight="bold" officeooo:rsid="097a15a6" officeooo:paragraph-rsid="0ed87ead" style:font-weight-asian="bold" style:font-weight-complex="bold"/>
    </style:style>
    <style:style style:name="P10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efd632c" style:font-weight-asian="bold" style:font-weight-complex="bold"/>
    </style:style>
    <style:style style:name="P10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efe2a73" style:font-weight-asian="bold" style:font-weight-complex="bold"/>
    </style:style>
    <style:style style:name="P107" style:family="paragraph" style:parent-style-name="Heading_20_1">
      <style:text-properties officeooo:paragraph-rsid="0cf126e4"/>
    </style:style>
    <style:style style:name="P108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221d7" style:font-weight-asian="normal" style:font-weight-complex="normal"/>
    </style:style>
    <style:style style:name="T19" style:family="text">
      <style:text-properties fo:font-weight="normal" officeooo:rsid="0a6a6bd2" style:font-weight-asian="normal" style:font-weight-complex="normal"/>
    </style:style>
    <style:style style:name="T20" style:family="text">
      <style:text-properties fo:font-weight="normal" officeooo:rsid="0a6b2afd" style:font-weight-asian="normal" style:font-weight-complex="normal"/>
    </style:style>
    <style:style style:name="T21" style:family="text">
      <style:text-properties fo:font-weight="normal" officeooo:rsid="0b43f044" style:font-weight-asian="normal" style:font-weight-complex="normal"/>
    </style:style>
    <style:style style:name="T22" style:family="text">
      <style:text-properties fo:font-weight="normal" officeooo:rsid="0b4729d1" style:font-weight-asian="normal" style:font-weight-complex="normal"/>
    </style:style>
    <style:style style:name="T23" style:family="text">
      <style:text-properties fo:font-weight="normal" officeooo:rsid="0b4fae9a" style:font-weight-asian="normal" style:font-weight-complex="normal"/>
    </style:style>
    <style:style style:name="T24" style:family="text">
      <style:text-properties fo:font-weight="normal" officeooo:rsid="0b4fcf47" style:font-weight-asian="normal" style:font-weight-complex="normal"/>
    </style:style>
    <style:style style:name="T25" style:family="text">
      <style:text-properties fo:font-weight="normal" officeooo:rsid="0b564b35" style:font-weight-asian="normal" style:font-weight-complex="normal"/>
    </style:style>
    <style:style style:name="T26" style:family="text">
      <style:text-properties fo:font-weight="normal" officeooo:rsid="0b566c66" style:font-weight-asian="normal" style:font-weight-complex="normal"/>
    </style:style>
    <style:style style:name="T27" style:family="text">
      <style:text-properties fo:font-weight="normal" officeooo:rsid="0b72b756" style:font-weight-asian="normal" style:font-weight-complex="normal"/>
    </style:style>
    <style:style style:name="T28" style:family="text">
      <style:text-properties fo:font-weight="normal" officeooo:rsid="0b73eff2" style:font-weight-asian="normal" style:font-weight-complex="normal"/>
    </style:style>
    <style:style style:name="T29" style:family="text">
      <style:text-properties fo:font-weight="normal" officeooo:rsid="0b749383" style:font-weight-asian="normal" style:font-weight-complex="normal"/>
    </style:style>
    <style:style style:name="T30" style:family="text">
      <style:text-properties fo:font-weight="normal" officeooo:rsid="0b79b87e" style:font-weight-asian="normal" style:font-weight-complex="normal"/>
    </style:style>
    <style:style style:name="T31" style:family="text">
      <style:text-properties fo:font-weight="normal" officeooo:rsid="0b7af5d1" style:font-weight-asian="normal" style:font-weight-complex="normal"/>
    </style:style>
    <style:style style:name="T32" style:family="text">
      <style:text-properties fo:font-weight="normal" officeooo:rsid="0b7bbd1e" style:font-weight-asian="normal" style:font-weight-complex="normal"/>
    </style:style>
    <style:style style:name="T33" style:family="text">
      <style:text-properties fo:font-weight="normal" officeooo:rsid="0b7cbbe0" style:font-weight-asian="normal" style:font-weight-complex="normal"/>
    </style:style>
    <style:style style:name="T34" style:family="text">
      <style:text-properties fo:font-weight="normal" officeooo:rsid="0ba7c2ab" style:font-weight-asian="normal" style:font-weight-complex="normal"/>
    </style:style>
    <style:style style:name="T35" style:family="text">
      <style:text-properties fo:font-weight="normal" officeooo:rsid="0bacccff" style:font-weight-asian="normal" style:font-weight-complex="normal"/>
    </style:style>
    <style:style style:name="T36" style:family="text">
      <style:text-properties fo:font-weight="normal" officeooo:rsid="0bbe266f" style:font-weight-asian="normal" style:font-weight-complex="normal"/>
    </style:style>
    <style:style style:name="T37" style:family="text">
      <style:text-properties fo:font-weight="normal" officeooo:rsid="0bf2698a" style:font-weight-asian="normal" style:font-weight-complex="normal"/>
    </style:style>
    <style:style style:name="T38" style:family="text">
      <style:text-properties fo:font-weight="normal" officeooo:rsid="0bf450ea" style:font-weight-asian="normal" style:font-weight-complex="normal"/>
    </style:style>
    <style:style style:name="T39" style:family="text">
      <style:text-properties fo:font-weight="normal" officeooo:rsid="0bf45121" style:font-weight-asian="normal" style:font-weight-complex="normal"/>
    </style:style>
    <style:style style:name="T40" style:family="text">
      <style:text-properties fo:font-weight="normal" officeooo:rsid="0bf47653" style:font-weight-asian="normal" style:font-weight-complex="normal"/>
    </style:style>
    <style:style style:name="T41" style:family="text">
      <style:text-properties fo:font-weight="normal" officeooo:rsid="0c0aa9b9" style:font-weight-asian="normal" style:font-weight-complex="normal"/>
    </style:style>
    <style:style style:name="T42" style:family="text">
      <style:text-properties fo:font-weight="normal" officeooo:rsid="0c0f1ff7" style:font-weight-asian="normal" style:font-weight-complex="normal"/>
    </style:style>
    <style:style style:name="T43" style:family="text">
      <style:text-properties fo:font-weight="normal" officeooo:rsid="0c10aea3" style:font-weight-asian="normal" style:font-weight-complex="normal"/>
    </style:style>
    <style:style style:name="T44" style:family="text">
      <style:text-properties fo:font-weight="normal" officeooo:rsid="0c155987" style:font-weight-asian="normal" style:font-weight-complex="normal"/>
    </style:style>
    <style:style style:name="T45" style:family="text">
      <style:text-properties fo:font-weight="normal" officeooo:rsid="0c162ac1" style:font-weight-asian="normal" style:font-weight-complex="normal"/>
    </style:style>
    <style:style style:name="T46" style:family="text">
      <style:text-properties fo:font-weight="normal" officeooo:rsid="0c830c11" style:font-weight-asian="normal" style:font-weight-complex="normal"/>
    </style:style>
    <style:style style:name="T47" style:family="text">
      <style:text-properties fo:font-weight="normal" officeooo:rsid="0c837d9c" style:font-weight-asian="normal" style:font-weight-complex="normal"/>
    </style:style>
    <style:style style:name="T48" style:family="text">
      <style:text-properties fo:font-weight="normal" officeooo:rsid="0c851f77" style:font-weight-asian="normal" style:font-weight-complex="normal"/>
    </style:style>
    <style:style style:name="T49" style:family="text">
      <style:text-properties fo:font-weight="normal" officeooo:rsid="0cb3b6b7" style:font-weight-asian="normal" style:font-weight-complex="normal"/>
    </style:style>
    <style:style style:name="T50" style:family="text">
      <style:text-properties fo:font-weight="normal" officeooo:rsid="0cb55f5b" style:font-weight-asian="normal" style:font-weight-complex="normal"/>
    </style:style>
    <style:style style:name="T51" style:family="text">
      <style:text-properties fo:font-weight="normal" officeooo:rsid="0cb74317" style:font-weight-asian="normal" style:font-weight-complex="normal"/>
    </style:style>
    <style:style style:name="T52" style:family="text">
      <style:text-properties fo:font-weight="normal" officeooo:rsid="0cbd8db0" style:font-weight-asian="normal" style:font-weight-complex="normal"/>
    </style:style>
    <style:style style:name="T53" style:family="text">
      <style:text-properties fo:font-weight="normal" officeooo:rsid="0cc1605e" style:font-weight-asian="normal" style:font-weight-complex="normal"/>
    </style:style>
    <style:style style:name="T54" style:family="text">
      <style:text-properties fo:font-weight="normal" officeooo:rsid="0cc28e97" style:font-weight-asian="normal" style:font-weight-complex="normal"/>
    </style:style>
    <style:style style:name="T55" style:family="text">
      <style:text-properties fo:font-weight="normal" officeooo:rsid="0cd22fc4" style:font-weight-asian="normal" style:font-weight-complex="normal"/>
    </style:style>
    <style:style style:name="T56" style:family="text">
      <style:text-properties fo:font-weight="normal" officeooo:rsid="0cd3b1ba" style:font-weight-asian="normal" style:font-weight-complex="normal"/>
    </style:style>
    <style:style style:name="T57" style:family="text">
      <style:text-properties fo:font-weight="normal" officeooo:rsid="0cdf2f8c" style:font-weight-asian="normal" style:font-weight-complex="normal"/>
    </style:style>
    <style:style style:name="T58" style:family="text">
      <style:text-properties fo:font-weight="normal" officeooo:rsid="0cdfc261" style:font-weight-asian="normal" style:font-weight-complex="normal"/>
    </style:style>
    <style:style style:name="T59" style:family="text">
      <style:text-properties fo:font-weight="normal" officeooo:rsid="0ce6ebfa" style:font-weight-asian="normal" style:font-weight-complex="normal"/>
    </style:style>
    <style:style style:name="T60" style:family="text">
      <style:text-properties fo:font-weight="normal" officeooo:rsid="0ce73c9e" style:font-weight-asian="normal" style:font-weight-complex="normal"/>
    </style:style>
    <style:style style:name="T61" style:family="text">
      <style:text-properties fo:font-weight="normal" officeooo:rsid="0ced4930" style:font-weight-asian="normal" style:font-weight-complex="normal"/>
    </style:style>
    <style:style style:name="T62" style:family="text">
      <style:text-properties fo:font-weight="normal" officeooo:rsid="0cf102c6" style:font-weight-asian="normal" style:font-weight-complex="normal"/>
    </style:style>
    <style:style style:name="T63" style:family="text">
      <style:text-properties fo:font-weight="normal" officeooo:rsid="0d08d266" style:font-weight-asian="normal" style:font-weight-complex="normal"/>
    </style:style>
    <style:style style:name="T64" style:family="text">
      <style:text-properties fo:font-weight="normal" officeooo:rsid="0d0e8c6e" style:font-weight-asian="normal" style:font-weight-complex="normal"/>
    </style:style>
    <style:style style:name="T65" style:family="text">
      <style:text-properties fo:font-weight="normal" officeooo:rsid="0d11d8b3" style:font-weight-asian="normal" style:font-weight-complex="normal"/>
    </style:style>
    <style:style style:name="T66" style:family="text">
      <style:text-properties fo:font-weight="normal" officeooo:rsid="0d1b1e96" style:font-weight-asian="normal" style:font-weight-complex="normal"/>
    </style:style>
    <style:style style:name="T67" style:family="text">
      <style:text-properties fo:font-weight="normal" officeooo:rsid="0d1cade1" style:font-weight-asian="normal" style:font-weight-complex="normal"/>
    </style:style>
    <style:style style:name="T68" style:family="text">
      <style:text-properties fo:font-weight="normal" officeooo:rsid="0d82799c" style:font-weight-asian="normal" style:font-weight-complex="normal"/>
    </style:style>
    <style:style style:name="T69" style:family="text">
      <style:text-properties fo:font-weight="normal" officeooo:rsid="0d858d30" style:font-weight-asian="normal" style:font-weight-complex="normal"/>
    </style:style>
    <style:style style:name="T70" style:family="text">
      <style:text-properties fo:font-weight="normal" officeooo:rsid="0d873988" style:font-weight-asian="normal" style:font-weight-complex="normal"/>
    </style:style>
    <style:style style:name="T71" style:family="text">
      <style:text-properties fo:font-weight="normal" officeooo:rsid="0d90d59a" style:font-weight-asian="normal" style:font-weight-complex="normal"/>
    </style:style>
    <style:style style:name="T72" style:family="text">
      <style:text-properties fo:font-weight="normal" officeooo:rsid="0dd83591" style:font-weight-asian="normal" style:font-weight-complex="normal"/>
    </style:style>
    <style:style style:name="T73" style:family="text">
      <style:text-properties fo:font-weight="normal" officeooo:rsid="0dea474b" style:font-weight-asian="normal" style:font-weight-complex="normal"/>
    </style:style>
    <style:style style:name="T74" style:family="text">
      <style:text-properties fo:font-weight="normal" officeooo:rsid="0df329fa" style:font-weight-asian="normal" style:font-weight-complex="normal"/>
    </style:style>
    <style:style style:name="T75" style:family="text">
      <style:text-properties fo:font-weight="normal" officeooo:rsid="0df3589e" style:font-weight-asian="normal" style:font-weight-complex="normal"/>
    </style:style>
    <style:style style:name="T76" style:family="text">
      <style:text-properties fo:font-weight="normal" officeooo:rsid="0df8e559" style:font-weight-asian="normal" style:font-weight-complex="normal"/>
    </style:style>
    <style:style style:name="T77" style:family="text">
      <style:text-properties fo:font-weight="normal" officeooo:rsid="0dfc5ad5" style:font-weight-asian="normal" style:font-weight-complex="normal"/>
    </style:style>
    <style:style style:name="T78" style:family="text">
      <style:text-properties fo:font-weight="normal" officeooo:rsid="0dfe4df5" style:font-weight-asian="normal" style:font-weight-complex="normal"/>
    </style:style>
    <style:style style:name="T79" style:family="text">
      <style:text-properties fo:font-weight="normal" officeooo:rsid="0e164f56" style:font-weight-asian="normal" style:font-weight-complex="normal"/>
    </style:style>
    <style:style style:name="T80" style:family="text">
      <style:text-properties fo:font-weight="normal" officeooo:rsid="0e2de29a" style:font-weight-asian="normal" style:font-weight-complex="normal"/>
    </style:style>
    <style:style style:name="T81" style:family="text">
      <style:text-properties fo:font-weight="normal" officeooo:rsid="0e35a281" style:font-weight-asian="normal" style:font-weight-complex="normal"/>
    </style:style>
    <style:style style:name="T82" style:family="text">
      <style:text-properties fo:font-weight="normal" officeooo:rsid="0e7e1b72" style:font-weight-asian="normal" style:font-weight-complex="normal"/>
    </style:style>
    <style:style style:name="T83" style:family="text">
      <style:text-properties fo:font-weight="normal" officeooo:rsid="0f06bb09" style:font-weight-asian="normal" style:font-weight-complex="normal"/>
    </style:style>
    <style:style style:name="T8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cb74317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c58fcc5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f06bb09" style:font-style-asian="italic" style:font-weight-asian="normal" style:font-style-complex="italic" style:font-weight-complex="normal"/>
    </style:style>
    <style:style style:name="T8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officeooo:rsid="097a15a6" style:font-style-asian="italic" style:font-style-complex="italic"/>
    </style:style>
    <style:style style:name="T91" style:family="text">
      <style:text-properties fo:font-style="italic" officeooo:rsid="0b8ddee7" style:font-style-asian="italic" style:font-style-complex="italic"/>
    </style:style>
    <style:style style:name="T92" style:family="text">
      <style:text-properties fo:font-style="italic" officeooo:rsid="0716bceb" style:font-style-asian="italic" style:font-style-complex="italic"/>
    </style:style>
    <style:style style:name="T93" style:family="text">
      <style:text-properties fo:font-style="italic" officeooo:rsid="09204535" style:font-style-asian="italic" style:font-style-complex="italic"/>
    </style:style>
    <style:style style:name="T94" style:family="text">
      <style:text-properties fo:font-style="italic" officeooo:rsid="083c8ada" style:font-style-asian="italic" style:font-style-complex="italic"/>
    </style:style>
    <style:style style:name="T95" style:family="text">
      <style:text-properties fo:font-style="italic" officeooo:rsid="0ce6ed8d" style:font-style-asian="italic" style:font-style-complex="italic"/>
    </style:style>
    <style:style style:name="T96" style:family="text">
      <style:text-properties fo:font-style="italic" officeooo:rsid="08388490" style:font-style-asian="italic" style:font-style-complex="italic"/>
    </style:style>
    <style:style style:name="T97" style:family="text">
      <style:text-properties fo:font-style="normal" style:font-style-asian="normal" style:font-style-complex="normal"/>
    </style:style>
    <style:style style:name="T98" style:family="text">
      <style:text-properties fo:font-style="normal" officeooo:rsid="0716bceb" style:font-style-asian="normal" style:font-style-complex="normal"/>
    </style:style>
    <style:style style:name="T99" style:family="text">
      <style:text-properties fo:font-style="normal" officeooo:rsid="0b3d8491" style:font-style-asian="normal" style:font-style-complex="normal"/>
    </style:style>
    <style:style style:name="T100" style:family="text">
      <style:text-properties fo:font-style="normal" officeooo:rsid="071c4ff5" style:font-style-asian="normal" style:font-style-complex="normal"/>
    </style:style>
    <style:style style:name="T10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ee933e9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f0849ae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da77dbf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ea25c6b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ef84d0e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officeooo:rsid="0c5924ef" style:font-style-asian="normal" style:font-style-complex="normal"/>
    </style:style>
    <style:style style:name="T142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43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44" style:family="text">
      <style:text-properties style:font-name="Sans-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5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146" style:family="text">
      <style:text-properties style:font-name="Sans-serif" fo:font-size="9pt" fo:font-style="italic" style:text-underline-style="none" officeooo:rsid="0c4c2717" style:font-size-asian="9pt" style:font-style-asian="italic" style:font-size-complex="9pt" style:font-style-complex="italic"/>
    </style:style>
    <style:style style:name="T147" style:family="text">
      <style:text-properties style:font-name="Sans-seri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48" style:family="text">
      <style:text-properties style:font-name="Sans-seri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49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150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51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152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153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154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155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156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157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158" style:family="text">
      <style:text-properties style:font-name="Sans-serif"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159" style:family="text">
      <style:text-properties style:font-name="Sans-serif"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60" style:family="text">
      <style:text-properties style:font-name="Sans-serif"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161" style:family="text">
      <style:text-properties style:font-name="Sans-serif"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162" style:family="text">
      <style:text-properties style:font-name="Sans-serif"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163" style:family="text">
      <style:text-properties style:font-name="Sans-serif"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style:font-name="Sans-serif"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style:font-name="Sans-serif"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style:font-name="Sans-serif"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167" style:family="text">
      <style:text-properties style:font-name="Sans-serif"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168" style:family="text">
      <style:text-properties style:font-name="Sans-serif"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169" style:family="text">
      <style:text-properties style:font-name="Sans-serif"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170" style:family="text">
      <style:text-properties style:font-name="Sans-serif"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171" style:family="text">
      <style:text-properties style:font-name="Sans-serif"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172" style:family="text">
      <style:text-properties style:font-name="Sans-serif" fo:font-size="9pt" fo:font-style="normal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173" style:family="text">
      <style:text-properties style:font-name="Sans-serif"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style:font-name="Sans-serif"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style:font-name="Sans-serif"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style:font-name="Sans-serif"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style:font-name="Sans-serif"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style:font-name="Sans-serif"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style:font-name="Sans-serif"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style:font-name="Sans-serif"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style:font-name="Sans-serif"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182" style:family="text">
      <style:text-properties style:font-name="Sans-serif"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style:font-name="Sans-serif"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style:font-name="Sans-serif" fo:font-size="9pt" fo:font-style="normal" fo:font-weight="normal" officeooo:rsid="0e794fa3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style:font-name="Sans-serif"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style:font-name="Sans-serif"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style:font-name="Sans-serif"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style:font-name="Sans-serif" fo:font-size="9pt" fo:font-style="normal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style:font-name="Sans-serif"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190" style:family="text">
      <style:text-properties style:font-name="Sans-serif"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style:font-name="Sans-serif" fo:font-size="9pt" fo:font-style="normal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192" style:family="text">
      <style:text-properties style:font-name="Sans-serif" fo:font-size="9pt" fo:font-style="normal" fo:font-weight="normal" officeooo:rsid="0eebda66" style:font-size-asian="9pt" style:font-style-asian="normal" style:font-weight-asian="normal" style:font-size-complex="9pt" style:font-style-complex="normal" style:font-weight-complex="normal"/>
    </style:style>
    <style:style style:name="T193" style:family="text">
      <style:text-properties style:font-name="Sans-serif" fo:font-size="9pt" fo:font-style="normal" fo:font-weight="bold" officeooo:rsid="09670ddb" style:font-size-asian="9pt" style:font-style-asian="normal" style:font-weight-asian="bold" style:font-size-complex="9pt" style:font-style-complex="normal" style:font-weight-complex="bold"/>
    </style:style>
    <style:style style:name="T194" style:family="text">
      <style:text-properties style:font-name="Sans-serif" fo:font-size="9pt" fo:font-style="normal" style:font-size-asian="9pt" style:font-style-asian="normal" style:font-size-complex="9pt" style:font-style-complex="normal"/>
    </style:style>
    <style:style style:name="T195" style:family="text">
      <style:text-properties style:font-name="Sans-serif" fo:font-size="9pt" fo:font-style="normal" officeooo:rsid="097d5067" style:font-size-asian="9pt" style:font-style-asian="normal" style:font-size-complex="9pt" style:font-style-complex="normal"/>
    </style:style>
    <style:style style:name="T196" style:family="text">
      <style:text-properties style:font-name="Sans-serif" fo:font-size="9pt" fo:font-style="normal" officeooo:rsid="0c567ffe" style:font-size-asian="9pt" style:font-style-asian="normal" style:font-size-complex="9pt" style:font-style-complex="normal"/>
    </style:style>
    <style:style style:name="T197" style:family="text">
      <style:text-properties style:font-name="Sans-serif" fo:font-size="9pt" fo:font-style="normal" officeooo:rsid="0e49a330" style:font-size-asian="9pt" style:font-style-asian="normal" style:font-size-complex="9pt" style:font-style-complex="normal"/>
    </style:style>
    <style:style style:name="T198" style:family="text">
      <style:text-properties style:font-name="Sans-serif" fo:font-size="9pt" fo:font-style="normal" officeooo:rsid="0dd83591" style:font-size-asian="9pt" style:font-style-asian="normal" style:font-size-complex="9pt" style:font-style-complex="normal"/>
    </style:style>
    <style:style style:name="T199" style:family="text">
      <style:text-properties style:font-name="Sans-serif" fo:font-size="9pt" fo:font-style="normal" officeooo:rsid="06f66ded" style:font-size-asian="9pt" style:font-style-asian="normal" style:font-size-complex="9pt" style:font-style-complex="normal"/>
    </style:style>
    <style:style style:name="T200" style:family="text">
      <style:text-properties style:font-name="Sans-serif"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01" style:family="text">
      <style:text-properties style:font-name="Sans-serif"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02" style:family="text">
      <style:text-properties style:font-name="Sans-serif"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203" style:family="text">
      <style:text-properties style:font-name="Sans-serif"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204" style:family="text">
      <style:text-properties style:font-name="Sans-serif"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205" style:family="text">
      <style:text-properties style:font-name="Sans-serif"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206" style:family="text">
      <style:text-properties style:font-name="Sans-serif"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207" style:family="text">
      <style:text-properties style:font-name="Sans-serif"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208" style:family="text">
      <style:text-properties style:font-name="Sans-serif"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209" style:family="text">
      <style:text-properties style:font-name="Sans-serif"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210" style:family="text">
      <style:text-properties style:font-name="Sans-serif" fo:font-size="9pt" fo:font-style="normal" style:text-underline-style="none" fo:font-weight="normal" officeooo:rsid="0eb6a5d8" style:font-size-asian="9pt" style:font-style-asian="normal" style:font-weight-asian="normal" style:font-size-complex="9pt" style:font-style-complex="normal" style:font-weight-complex="normal"/>
    </style:style>
    <style:style style:name="T211" style:family="text">
      <style:text-properties style:font-name="Sans-serif"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212" style:family="text">
      <style:text-properties style:font-name="Sans-serif"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213" style:family="text">
      <style:text-properties style:font-name="Sans-serif" fo:font-size="9pt" fo:font-style="normal" style:text-underline-style="none" fo:font-weight="normal" officeooo:rsid="0ef9f8ec" style:font-size-asian="9pt" style:font-style-asian="normal" style:font-weight-asian="normal" style:font-size-complex="9pt" style:font-style-complex="normal" style:font-weight-complex="normal"/>
    </style:style>
    <style:style style:name="T214" style:family="text">
      <style:text-properties style:font-name="Sans-serif" fo:font-size="9pt" fo:font-style="normal" style:text-underline-style="none" fo:font-weight="normal" officeooo:rsid="0efa827c" style:font-size-asian="9pt" style:font-style-asian="normal" style:font-weight-asian="normal" style:font-size-complex="9pt" style:font-style-complex="normal" style:font-weight-complex="normal"/>
    </style:style>
    <style:style style:name="T215" style:family="text">
      <style:text-properties style:font-name="Sans-serif" fo:font-size="9pt" fo:font-style="normal" style:text-underline-style="none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216" style:family="text">
      <style:text-properties style:font-name="Sans-serif" fo:font-size="9pt" fo:font-style="normal" style:text-underline-style="none" fo:font-weight="normal" officeooo:rsid="0ef0197d" style:font-size-asian="9pt" style:font-style-asian="normal" style:font-weight-asian="normal" style:font-size-complex="9pt" style:font-style-complex="normal" style:font-weight-complex="normal"/>
    </style:style>
    <style:style style:name="T217" style:family="text">
      <style:text-properties style:font-name="Sans-serif" fo:font-size="9pt" fo:font-style="normal" style:text-underline-style="none" officeooo:rsid="0ecc27a1" style:font-size-asian="9pt" style:font-style-asian="normal" style:font-size-complex="9pt" style:font-style-complex="normal"/>
    </style:style>
    <style:style style:name="T218" style:family="text">
      <style:text-properties style:font-name="Sans-serif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219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220" style:family="text">
      <style:text-properties style:font-name="Sans-serif" fo:font-size="9pt" fo:font-weight="normal" style:font-size-asian="9pt" style:font-weight-asian="normal" style:font-size-complex="9pt" style:font-weight-complex="normal"/>
    </style:style>
    <style:style style:name="T221" style:family="text">
      <style:text-properties style:font-name="Sans-serif" fo:font-size="9pt" fo:font-weight="normal" officeooo:rsid="0c0b2006" style:font-size-asian="9pt" style:font-weight-asian="normal" style:font-size-complex="9pt" style:font-weight-complex="normal"/>
    </style:style>
    <style:style style:name="T222" style:family="text">
      <style:text-properties style:font-name="Sans-serif" fo:font-size="9pt" fo:font-weight="normal" officeooo:rsid="0716bceb" style:font-size-asian="9pt" style:font-weight-asian="normal" style:font-size-complex="9pt" style:font-weight-complex="normal"/>
    </style:style>
    <style:style style:name="T223" style:family="text">
      <style:text-properties style:font-name="Sans-serif" fo:font-size="9pt" fo:font-weight="normal" officeooo:rsid="0c3f3308" style:font-size-asian="9pt" style:font-weight-asian="normal" style:font-size-complex="9pt" style:font-weight-complex="normal"/>
    </style:style>
    <style:style style:name="T224" style:family="text">
      <style:text-properties style:font-name="Sans-serif" fo:font-size="9pt" fo:font-weight="normal" officeooo:rsid="0cd585d5" style:font-size-asian="9pt" style:font-weight-asian="normal" style:font-size-complex="9pt" style:font-weight-complex="normal"/>
    </style:style>
    <style:style style:name="T225" style:family="text">
      <style:text-properties style:font-name="Sans-serif" fo:font-size="9pt" fo:font-weight="normal" officeooo:rsid="0cd7b030" style:font-size-asian="9pt" style:font-weight-asian="normal" style:font-size-complex="9pt" style:font-weight-complex="normal"/>
    </style:style>
    <style:style style:name="T226" style:family="text">
      <style:text-properties style:font-name="Sans-serif" fo:font-size="9pt" fo:font-weight="normal" officeooo:rsid="0cd85e4b" style:font-size-asian="9pt" style:font-weight-asian="normal" style:font-size-complex="9pt" style:font-weight-complex="normal"/>
    </style:style>
    <style:style style:name="T227" style:family="text">
      <style:text-properties style:font-name="Sans-serif" fo:font-size="9pt" fo:font-weight="normal" officeooo:rsid="0d1330c3" style:font-size-asian="9pt" style:font-weight-asian="normal" style:font-size-complex="9pt" style:font-weight-complex="normal"/>
    </style:style>
    <style:style style:name="T228" style:family="text">
      <style:text-properties style:font-name="Sans-serif" fo:font-size="9pt" fo:font-weight="normal" officeooo:rsid="0d63d029" style:font-size-asian="9pt" style:font-weight-asian="normal" style:font-size-complex="9pt" style:font-weight-complex="normal"/>
    </style:style>
    <style:style style:name="T229" style:family="text">
      <style:text-properties style:font-name="Sans-serif" fo:font-size="9pt" fo:font-weight="normal" officeooo:rsid="0d654347" style:font-size-asian="9pt" style:font-weight-asian="normal" style:font-size-complex="9pt" style:font-weight-complex="normal"/>
    </style:style>
    <style:style style:name="T230" style:family="text">
      <style:text-properties style:font-name="Sans-serif" fo:font-size="9pt" fo:font-weight="normal" officeooo:rsid="0d65649e" style:font-size-asian="9pt" style:font-weight-asian="normal" style:font-size-complex="9pt" style:font-weight-complex="normal"/>
    </style:style>
    <style:style style:name="T231" style:family="text">
      <style:text-properties style:font-name="Sans-serif" fo:font-size="9pt" fo:font-weight="normal" officeooo:rsid="0d99702a" style:font-size-asian="9pt" style:font-weight-asian="normal" style:font-size-complex="9pt" style:font-weight-complex="normal"/>
    </style:style>
    <style:style style:name="T232" style:family="text">
      <style:text-properties style:font-name="Sans-serif" fo:font-size="9pt" fo:font-weight="normal" officeooo:rsid="0d9d8858" style:font-size-asian="9pt" style:font-weight-asian="normal" style:font-size-complex="9pt" style:font-weight-complex="normal"/>
    </style:style>
    <style:style style:name="T233" style:family="text">
      <style:text-properties style:font-name="Sans-serif" fo:font-size="9pt" fo:font-weight="normal" officeooo:rsid="0d9e420e" style:font-size-asian="9pt" style:font-weight-asian="normal" style:font-size-complex="9pt" style:font-weight-complex="normal"/>
    </style:style>
    <style:style style:name="T234" style:family="text">
      <style:text-properties style:font-name="Sans-serif" fo:font-size="9pt" fo:font-weight="normal" officeooo:rsid="0da37330" style:font-size-asian="9pt" style:font-weight-asian="normal" style:font-size-complex="9pt" style:font-weight-complex="normal"/>
    </style:style>
    <style:style style:name="T235" style:family="text">
      <style:text-properties style:font-name="Sans-serif"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236" style:family="text">
      <style:text-properties style:font-name="Sans-serif"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237" style:family="text">
      <style:text-properties style:font-name="Sans-serif"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238" style:family="text">
      <style:text-properties style:font-name="Sans-serif"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239" style:family="text">
      <style:text-properties style:font-name="Sans-serif"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240" style:family="text">
      <style:text-properties style:font-name="Sans-serif"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241" style:family="text">
      <style:text-properties style:font-name="Sans-serif" fo:font-size="9pt" officeooo:rsid="06f66ded" style:font-size-asian="9pt" style:font-size-complex="9pt"/>
    </style:style>
    <style:style style:name="T242" style:family="text">
      <style:text-properties style:font-name="Sans-serif" fo:font-weight="normal" style:font-weight-asian="normal" style:font-weight-complex="normal"/>
    </style:style>
    <style:style style:name="T243" style:family="text">
      <style:text-properties style:font-name="Sans-serif" fo:font-weight="normal" officeooo:rsid="0b333eeb" style:font-weight-asian="normal" style:font-weight-complex="normal"/>
    </style:style>
    <style:style style:name="T244" style:family="text">
      <style:text-properties style:font-name="Sans-serif" fo:font-weight="normal" officeooo:rsid="0b4889e8" style:font-weight-asian="normal" style:font-weight-complex="normal"/>
    </style:style>
    <style:style style:name="T245" style:family="text">
      <style:text-properties style:font-name="Sans-serif" fo:font-weight="normal" officeooo:rsid="0e2ab47c" style:font-weight-asian="normal" style:font-weight-complex="normal"/>
    </style:style>
    <style:style style:name="T246" style:family="text">
      <style:text-properties style:font-name="Sans-serif" style:text-underline-style="solid" style:text-underline-width="auto" style:text-underline-color="font-color" fo:font-weight="normal" officeooo:rsid="0f01ce29" style:font-weight-asian="normal" style:font-weight-complex="normal"/>
    </style:style>
    <style:style style:name="T247" style:family="text">
      <style:text-properties style:font-name="Sans-serif" style:text-underline-style="solid" style:text-underline-width="auto" style:text-underline-color="font-color" fo:font-weight="normal" officeooo:rsid="0f024bef" style:font-weight-asian="normal" style:font-weight-complex="normal"/>
    </style:style>
    <style:style style:name="T248" style:family="text">
      <style:text-properties style:font-name="Sans-serif" style:text-underline-style="solid" style:text-underline-width="auto" style:text-underline-color="font-color" fo:font-weight="normal" officeooo:rsid="0f043352" style:font-weight-asian="normal" style:font-weight-complex="normal"/>
    </style:style>
    <style:style style:name="T249" style:family="text">
      <style:text-properties style:font-name="Sans-serif"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250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51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252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253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254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255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256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257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cf381dc" style:font-size-asian="9pt" style:font-weight-asian="normal" style:font-size-complex="9pt" style:font-weight-complex="normal"/>
    </style:style>
    <style:style style:name="T263" style:family="text">
      <style:text-properties fo:font-size="9pt" fo:font-weight="normal" officeooo:rsid="0d5e33dd" style:font-size-asian="9pt" style:font-weight-asian="normal" style:font-size-complex="9pt" style:font-weight-complex="normal"/>
    </style:style>
    <style:style style:name="T264" style:family="text">
      <style:text-properties fo:font-size="9pt" fo:font-weight="normal" officeooo:rsid="0eea3fe3" style:font-size-asian="9pt" style:font-weight-asian="normal" style:font-size-complex="9pt" style:font-weight-complex="normal"/>
    </style:style>
    <style:style style:name="T265" style:family="text">
      <style:text-properties fo:font-size="9pt" style:font-size-asian="9pt" style:font-size-complex="9pt"/>
    </style:style>
    <style:style style:name="T266" style:family="text">
      <style:text-properties fo:font-size="9pt" officeooo:rsid="0716bceb" style:font-size-asian="9pt" style:font-size-complex="9pt"/>
    </style:style>
    <style:style style:name="T267" style:family="text">
      <style:text-properties fo:font-size="9pt" officeooo:rsid="071b3c17" style:font-size-asian="9pt" style:font-size-complex="9pt"/>
    </style:style>
    <style:style style:name="T268" style:family="text">
      <style:text-properties fo:font-size="9pt" officeooo:rsid="071c4ff5" style:font-size-asian="9pt" style:font-size-complex="9pt"/>
    </style:style>
    <style:style style:name="T269" style:family="text">
      <style:text-properties fo:font-size="9pt" officeooo:rsid="082e99d0" style:font-size-asian="9pt" style:font-size-complex="9pt"/>
    </style:style>
    <style:style style:name="T270" style:family="text">
      <style:text-properties fo:font-size="9pt" officeooo:rsid="0b49f672" style:font-size-asian="9pt" style:font-size-complex="9pt"/>
    </style:style>
    <style:style style:name="T271" style:family="text">
      <style:text-properties fo:font-size="9pt" officeooo:rsid="0b4a29b0" style:font-size-asian="9pt" style:font-size-complex="9pt"/>
    </style:style>
    <style:style style:name="T272" style:family="text">
      <style:text-properties fo:font-size="9pt" officeooo:rsid="0b4b9307" style:font-size-asian="9pt" style:font-size-complex="9pt"/>
    </style:style>
    <style:style style:name="T273" style:family="text">
      <style:text-properties fo:font-size="9pt" officeooo:rsid="0bc7b627" style:font-size-asian="9pt" style:font-size-complex="9pt"/>
    </style:style>
    <style:style style:name="T274" style:family="text">
      <style:text-properties fo:font-size="9pt" officeooo:rsid="0bc8963e" style:font-size-asian="9pt" style:font-size-complex="9pt"/>
    </style:style>
    <style:style style:name="T275" style:family="text">
      <style:text-properties fo:font-size="9pt" officeooo:rsid="0c1acaa6" style:font-size-asian="9pt" style:font-size-complex="9pt"/>
    </style:style>
    <style:style style:name="T276" style:family="text">
      <style:text-properties fo:font-size="9pt" officeooo:rsid="0c1c85fc" style:font-size-asian="9pt" style:font-size-complex="9pt"/>
    </style:style>
    <style:style style:name="T277" style:family="text">
      <style:text-properties fo:font-size="9pt" officeooo:rsid="0c1e2077" style:font-size-asian="9pt" style:font-size-complex="9pt"/>
    </style:style>
    <style:style style:name="T278" style:family="text">
      <style:text-properties fo:font-size="9pt" officeooo:rsid="0c204544" style:font-size-asian="9pt" style:font-size-complex="9pt"/>
    </style:style>
    <style:style style:name="T279" style:family="text">
      <style:text-properties fo:font-size="9pt" officeooo:rsid="0c2f6408" style:font-size-asian="9pt" style:font-size-complex="9pt"/>
    </style:style>
    <style:style style:name="T280" style:family="text">
      <style:text-properties fo:font-size="9pt" officeooo:rsid="0c32285a" style:font-size-asian="9pt" style:font-size-complex="9pt"/>
    </style:style>
    <style:style style:name="T281" style:family="text">
      <style:text-properties fo:font-size="9pt" officeooo:rsid="0c324e02" style:font-size-asian="9pt" style:font-size-complex="9pt"/>
    </style:style>
    <style:style style:name="T282" style:family="text">
      <style:text-properties fo:font-size="9pt" officeooo:rsid="0c360eea" style:font-size-asian="9pt" style:font-size-complex="9pt"/>
    </style:style>
    <style:style style:name="T283" style:family="text">
      <style:text-properties fo:font-size="9pt" officeooo:rsid="0c8ed370" style:font-size-asian="9pt" style:font-size-complex="9pt"/>
    </style:style>
    <style:style style:name="T284" style:family="text">
      <style:text-properties fo:font-size="9pt" officeooo:rsid="0c922193" style:font-size-asian="9pt" style:font-size-complex="9pt"/>
    </style:style>
    <style:style style:name="T285" style:family="text">
      <style:text-properties fo:font-size="9pt" officeooo:rsid="0c96c4d2" style:font-size-asian="9pt" style:font-size-complex="9pt"/>
    </style:style>
    <style:style style:name="T286" style:family="text">
      <style:text-properties fo:font-size="9pt" officeooo:rsid="0c9ce444" style:font-size-asian="9pt" style:font-size-complex="9pt"/>
    </style:style>
    <style:style style:name="T287" style:family="text">
      <style:text-properties fo:font-size="9pt" officeooo:rsid="0c9de0a2" style:font-size-asian="9pt" style:font-size-complex="9pt"/>
    </style:style>
    <style:style style:name="T288" style:family="text">
      <style:text-properties fo:font-size="9pt" officeooo:rsid="0ca18802" style:font-size-asian="9pt" style:font-size-complex="9pt"/>
    </style:style>
    <style:style style:name="T289" style:family="text">
      <style:text-properties fo:font-size="9pt" officeooo:rsid="0d35e816" style:font-size-asian="9pt" style:font-size-complex="9pt"/>
    </style:style>
    <style:style style:name="T290" style:family="text">
      <style:text-properties fo:font-size="9pt" officeooo:rsid="0d7023ee" style:font-size-asian="9pt" style:font-size-complex="9pt"/>
    </style:style>
    <style:style style:name="T291" style:family="text">
      <style:text-properties fo:font-size="9pt" officeooo:rsid="0dcd2eca" style:font-size-asian="9pt" style:font-size-complex="9pt"/>
    </style:style>
    <style:style style:name="T292" style:family="text">
      <style:text-properties fo:font-size="9pt" officeooo:rsid="0dd22b58" style:font-size-asian="9pt" style:font-size-complex="9pt"/>
    </style:style>
    <style:style style:name="T293" style:family="text">
      <style:text-properties fo:font-size="9pt" officeooo:rsid="0ec02a5a" style:font-size-asian="9pt" style:font-size-complex="9pt"/>
    </style:style>
    <style:style style:name="T294" style:family="text">
      <style:text-properties fo:font-size="9pt" officeooo:rsid="0ee933e9" style:font-size-asian="9pt" style:font-size-complex="9pt"/>
    </style:style>
    <style:style style:name="T295" style:family="text">
      <style:text-properties fo:font-size="9pt" officeooo:rsid="0eea3487" style:font-size-asian="9pt" style:font-size-complex="9pt"/>
    </style:style>
    <style:style style:name="T29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97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c951c8a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c9caad8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cad73b6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d22f268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354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fo:font-weight="normal" officeooo:rsid="0eea3fe3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fo:font-weight="normal" officeooo:rsid="0f091323" style:font-size-asian="9pt" style:font-style-asian="normal" style:font-weight-asian="normal" style:font-size-complex="9pt" style:font-style-complex="normal" style:font-weight-complex="normal"/>
    </style:style>
    <style:style style:name="T364" style:family="text">
      <style:text-properties fo:font-size="9pt" fo:font-style="normal" style:font-size-asian="9pt" style:font-style-asian="normal" style:font-size-complex="9pt" style:font-style-complex="normal"/>
    </style:style>
    <style:style style:name="T365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66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67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68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69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70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71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72" style:family="text">
      <style:text-properties fo:font-size="9pt" fo:font-style="normal" officeooo:rsid="0c324e02" style:font-size-asian="9pt" style:font-style-asian="normal" style:font-size-complex="9pt" style:font-style-complex="normal"/>
    </style:style>
    <style:style style:name="T373" style:family="text">
      <style:text-properties fo:font-size="9pt" fo:font-style="normal" officeooo:rsid="0c32b44f" style:font-size-asian="9pt" style:font-style-asian="normal" style:font-size-complex="9pt" style:font-style-complex="normal"/>
    </style:style>
    <style:style style:name="T374" style:family="text">
      <style:text-properties fo:font-size="9pt" fo:font-style="normal" officeooo:rsid="0c349431" style:font-size-asian="9pt" style:font-style-asian="normal" style:font-size-complex="9pt" style:font-style-complex="normal"/>
    </style:style>
    <style:style style:name="T375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76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77" style:family="text">
      <style:text-properties fo:font-size="9pt" fo:font-style="normal" officeooo:rsid="0d814655" style:font-size-asian="9pt" style:font-style-asian="normal" style:font-size-complex="9pt" style:font-style-complex="normal"/>
    </style:style>
    <style:style style:name="T378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79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80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81" style:family="text">
      <style:text-properties fo:font-size="9pt" fo:font-weight="bold" style:font-size-asian="9pt" style:font-weight-asian="bold" style:font-size-complex="9pt" style:font-weight-complex="bold"/>
    </style:style>
    <style:style style:name="T382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83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84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85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86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87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388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389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90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391" style:family="text">
      <style:text-properties fo:font-size="9pt" fo:font-style="italic" fo:font-weight="normal" officeooo:rsid="0cad73b6" style:font-size-asian="9pt" style:font-style-asian="italic" style:font-weight-asian="normal" style:font-size-complex="9pt" style:font-style-complex="italic" style:font-weight-complex="normal"/>
    </style:style>
    <style:style style:name="T392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393" style:family="text">
      <style:text-properties fo:font-size="9pt" fo:font-style="italic" fo:font-weight="bold" officeooo:rsid="007d3e1c" style:font-size-asian="9pt" style:font-style-asian="italic" style:font-weight-asian="bold" style:font-size-complex="9pt" style:font-style-complex="italic" style:font-weight-complex="bold"/>
    </style:style>
    <style:style style:name="T394" style:family="text">
      <style:text-properties fo:font-size="9pt" fo:font-style="italic" fo:font-weight="bold" officeooo:rsid="0bcf9c69" style:font-size-asian="9pt" style:font-style-asian="italic" style:font-weight-asian="bold" style:font-size-complex="9pt" style:font-style-complex="italic" style:font-weight-complex="bold"/>
    </style:style>
    <style:style style:name="T395" style:family="text">
      <style:text-properties fo:font-size="9pt" style:text-underline-style="solid" style:text-underline-width="auto" style:text-underline-color="font-color" officeooo:rsid="0c360eea" style:font-size-asian="9pt" style:font-size-complex="9pt"/>
    </style:style>
    <style:style style:name="T396" style:family="text">
      <style:text-properties officeooo:rsid="0716bceb"/>
    </style:style>
    <style:style style:name="T397" style:family="text">
      <style:text-properties officeooo:rsid="08388490"/>
    </style:style>
    <style:style style:name="T398" style:family="text">
      <style:text-properties officeooo:rsid="09fc0454"/>
    </style:style>
    <style:style style:name="T399" style:family="text">
      <style:text-properties style:text-underline-style="none" fo:font-weight="normal" style:font-weight-asian="normal" style:font-weight-complex="normal"/>
    </style:style>
    <style:style style:name="T400" style:family="text">
      <style:text-properties style:text-underline-style="none" fo:font-weight="normal" officeooo:rsid="0b566c66" style:font-weight-asian="normal" style:font-weight-complex="normal"/>
    </style:style>
    <style:style style:name="T401" style:family="text">
      <style:text-properties style:text-underline-style="none" fo:font-weight="normal" officeooo:rsid="0b56a798" style:font-weight-asian="normal" style:font-weight-complex="normal"/>
    </style:style>
    <style:style style:name="T402" style:family="text">
      <style:text-properties style:text-underline-style="none" fo:font-weight="normal" officeooo:rsid="0b56ffad" style:font-weight-asian="normal" style:font-weight-complex="normal"/>
    </style:style>
    <style:style style:name="T403" style:family="text">
      <style:text-properties style:text-underline-style="none" fo:font-weight="normal" officeooo:rsid="0b5ae17c" style:font-weight-asian="normal" style:font-weight-complex="normal"/>
    </style:style>
    <style:style style:name="T404" style:family="text">
      <style:text-properties style:text-underline-style="none" fo:font-weight="normal" officeooo:rsid="0b5b43a8" style:font-weight-asian="normal" style:font-weight-complex="normal"/>
    </style:style>
    <style:style style:name="T405" style:family="text">
      <style:text-properties style:text-underline-style="none" fo:font-weight="normal" officeooo:rsid="0b5d4797" style:font-weight-asian="normal" style:font-weight-complex="normal"/>
    </style:style>
    <style:style style:name="T406" style:family="text">
      <style:text-properties style:text-underline-style="none" fo:font-weight="normal" officeooo:rsid="0b6073ba" style:font-weight-asian="normal" style:font-weight-complex="normal"/>
    </style:style>
    <style:style style:name="T407" style:family="text">
      <style:text-properties style:text-underline-style="none" fo:font-weight="normal" officeooo:rsid="0b61dc80" style:font-weight-asian="normal" style:font-weight-complex="normal"/>
    </style:style>
    <style:style style:name="T408" style:family="text">
      <style:text-properties style:text-underline-style="none" fo:font-weight="normal" officeooo:rsid="0b69438f" style:font-weight-asian="normal" style:font-weight-complex="normal"/>
    </style:style>
    <style:style style:name="T409" style:family="text">
      <style:text-properties style:text-underline-style="none" fo:font-weight="normal" officeooo:rsid="0b69ea75" style:font-weight-asian="normal" style:font-weight-complex="normal"/>
    </style:style>
    <style:style style:name="T410" style:family="text">
      <style:text-properties style:text-underline-style="none" fo:font-weight="normal" officeooo:rsid="0b6d0886" style:font-weight-asian="normal" style:font-weight-complex="normal"/>
    </style:style>
    <style:style style:name="T411" style:family="text">
      <style:text-properties style:text-underline-style="none" fo:font-weight="normal" officeooo:rsid="0b81b1cf" style:font-weight-asian="normal" style:font-weight-complex="normal"/>
    </style:style>
    <style:style style:name="T412" style:family="text">
      <style:text-properties style:text-underline-style="none" fo:font-weight="normal" officeooo:rsid="0b86463d" style:font-weight-asian="normal" style:font-weight-complex="normal"/>
    </style:style>
    <style:style style:name="T413" style:family="text">
      <style:text-properties style:text-underline-style="none" fo:font-weight="normal" officeooo:rsid="0b8ab976" style:font-weight-asian="normal" style:font-weight-complex="normal"/>
    </style:style>
    <style:style style:name="T414" style:family="text">
      <style:text-properties style:text-underline-style="none" fo:font-weight="normal" officeooo:rsid="0b8c78ef" style:font-weight-asian="normal" style:font-weight-complex="normal"/>
    </style:style>
    <style:style style:name="T415" style:family="text">
      <style:text-properties style:text-underline-style="none" fo:font-weight="normal" officeooo:rsid="0c5924ef" style:font-weight-asian="normal" style:font-weight-complex="normal"/>
    </style:style>
    <style:style style:name="T416" style:family="text">
      <style:text-properties style:text-underline-style="none" fo:font-weight="normal" officeooo:rsid="0c65a08e" style:font-weight-asian="normal" style:font-weight-complex="normal"/>
    </style:style>
    <style:style style:name="T417" style:family="text">
      <style:text-properties style:text-underline-style="none" fo:font-weight="normal" officeooo:rsid="0c67322e" style:font-weight-asian="normal" style:font-weight-complex="normal"/>
    </style:style>
    <style:style style:name="T418" style:family="text">
      <style:text-properties style:text-underline-style="none" fo:font-weight="normal" officeooo:rsid="0da53b82" style:font-weight-asian="normal" style:font-weight-complex="normal"/>
    </style:style>
    <style:style style:name="T419" style:family="text">
      <style:text-properties style:text-underline-style="none" fo:font-weight="normal" officeooo:rsid="0da86884" style:font-weight-asian="normal" style:font-weight-complex="normal"/>
    </style:style>
    <style:style style:name="T420" style:family="text">
      <style:text-properties style:text-underline-style="none" fo:font-weight="normal" officeooo:rsid="0daa2847" style:font-weight-asian="normal" style:font-weight-complex="normal"/>
    </style:style>
    <style:style style:name="T421" style:family="text">
      <style:text-properties style:text-underline-style="none" fo:font-weight="normal" officeooo:rsid="0daa4576" style:font-weight-asian="normal" style:font-weight-complex="normal"/>
    </style:style>
    <style:style style:name="T422" style:family="text">
      <style:text-properties style:text-underline-style="none" fo:font-weight="normal" officeooo:rsid="0dad4e6d" style:font-weight-asian="normal" style:font-weight-complex="normal"/>
    </style:style>
    <style:style style:name="T423" style:family="text">
      <style:text-properties style:text-underline-style="none" fo:font-weight="normal" officeooo:rsid="0daf2072" style:font-weight-asian="normal" style:font-weight-complex="normal"/>
    </style:style>
    <style:style style:name="T424" style:family="text">
      <style:text-properties style:text-underline-style="none" fo:font-weight="normal" officeooo:rsid="0db0f4c8" style:font-weight-asian="normal" style:font-weight-complex="normal"/>
    </style:style>
    <style:style style:name="T425" style:family="text">
      <style:text-properties style:text-underline-style="none" fo:font-weight="normal" officeooo:rsid="0db17989" style:font-weight-asian="normal" style:font-weight-complex="normal"/>
    </style:style>
    <style:style style:name="T426" style:family="text">
      <style:text-properties style:text-underline-style="none" fo:font-weight="normal" officeooo:rsid="0db3b9db" style:font-weight-asian="normal" style:font-weight-complex="normal"/>
    </style:style>
    <style:style style:name="T427" style:family="text">
      <style:text-properties style:text-underline-style="none" fo:font-weight="normal" officeooo:rsid="0db54d3a" style:font-weight-asian="normal" style:font-weight-complex="normal"/>
    </style:style>
    <style:style style:name="T428" style:family="text">
      <style:text-properties style:text-underline-style="none" fo:font-weight="normal" officeooo:rsid="0ea25c6b" style:font-weight-asian="normal" style:font-weight-complex="normal"/>
    </style:style>
    <style:style style:name="T429" style:family="text">
      <style:text-properties officeooo:rsid="0b8ddee7"/>
    </style:style>
    <style:style style:name="T430" style:family="text">
      <style:text-properties officeooo:rsid="0d09e420"/>
    </style:style>
    <style:style style:name="T431" style:family="text">
      <style:text-properties officeooo:rsid="0dd83591"/>
    </style:style>
    <style:style style:name="T432" style:family="text">
      <style:text-properties officeooo:rsid="0eec9b02"/>
    </style:style>
    <style:style style:name="T433" style:family="text">
      <style:text-properties officeooo:rsid="0f06bb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242">You’re a PC. You and your </text:span><text:span text:style-name="T244">comrades</text:span><text:span text:style-name="T242"> are literally the center of the entire universe. </text:span><text:span text:style-name="T245">This playbook includes what you need to define yourself and drive the story.</text:span></text:p>
      <text:p text:style-name="P41"/>
      <text:p text:style-name="P43"><text:span text:style-name="T243">[</text:span><text:span text:style-name="T248">Rules and defintions are on the last two pages.</text:span><text:span text:style-name="T243">]</text:span></text:p>
      <text:h text:style-name="Heading_20_1" text:outline-level="1">Resources</text:h>
      <text:p text:style-name="P89">Concept ► <text:span text:style-name="T4">What’s your deal? </text:span><text:span text:style-name="T23">Don’t just </text:span><text:span text:style-name="T35">put </text:span><text:span text:style-name="T23">a </text:span><text:span text:style-name="T73">species and </text:span><text:span text:style-name="T23">playbook name. </text:span><text:span text:style-name="T27">Put</text:span><text:span text:style-name="T4"> what makes you cool, </text:span><text:span text:style-name="T24">special</text:span><text:span text:style-name="T4">, or exciting. </text:span><text:span text:style-name="T84">⌞</text:span><text:span text:style-name="T87">Think for the camera</text:span><text:span text:style-name="T84">⌝</text:span><text:span text:style-name="T21">. </text:span><text:span text:style-name="T22">You can change or refine this as you play.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2"/>
      <text:p text:style-name="P7">Drives ►<text:span text:style-name="T4"> What do you want or need? What </text:span><text:span text:style-name="T29">gets you out of bed to take </text:span><text:span text:style-name="T31">exciting</text:span><text:span text:style-name="T29"> risks? </text:span><text:span text:style-name="T28">Like, why </text:span><text:span text:style-name="T30">even </text:span><text:span text:style-name="T28">bother? </text:span><text:span text:style-name="T70">1 is fine</text:span><text:span text:style-name="T33">, but 2</text:span><text:span text:style-name="T32"> </text:span><text:span text:style-name="T33">is </text:span><text:span text:style-name="T36">better for you.</text:span></text:p>
      <text:p text:style-name="P54"/>
      <text:p text:style-name="P57">1.</text:p>
      <text:p text:style-name="P57"/>
      <text:p text:style-name="P42"><text:span text:style-name="T160">2</text:span><text:span text:style-name="T159">.</text:span></text:p>
      <text:p text:style-name="P2"/>
      <text:p text:style-name="P8"><text:span text:style-name="T431">🗣Profession </text:span>►<text:span text:style-name="T4"> </text:span><text:span text:style-name="T72">If y</text:span><text:span text:style-name="T74">ou’ve got a </text:span><text:span text:style-name="T77">trade</text:span><text:span text:style-name="T75"> or </text:span><text:span text:style-name="T74">career that </text:span><text:span text:style-name="T143">isn’t</text:span><text:span text:style-name="T74"> </text:span><text:span text:style-name="T79">covered by a </text:span><text:span text:style-name="T76">PC </text:span><text:span text:style-name="T74">playbook</text:span><text:span text:style-name="T72">, </text:span><text:span text:style-name="T78">put it here</text:span><text:span text:style-name="T72">.</text:span></text:p>
      <text:p text:style-name="P55"/>
      <text:p text:style-name="P55"/>
      <text:p text:style-name="P83"><text:span text:style-name="T398">Health</text:span> ►<text:span text:style-name="T4"> </text:span><text:span text:style-name="T8">Health </text:span><text:span text:style-name="T9">abstractly </text:span><text:span text:style-name="T101">represents </text:span><text:span text:style-name="T104">the integrity and functionality </text:span><text:span text:style-name="T109">o</text:span><text:span text:style-name="T104">f your body, </text:span><text:span text:style-name="T108">mind, </text:span><text:span text:style-name="T110">and spirit</text:span><text:span text:style-name="T101">. </text:span><text:span text:style-name="T4">When you’re weakened or injured, you </text:span><text:span text:style-name="T190">⌞</text:span><text:span text:style-name="T84">take harm⌝</text:span><text:span text:style-name="T101">, </text:span><text:span text:style-name="T107">which might cause you to lose health</text:span><text:span text:style-name="T101">. </text:span><text:span text:style-name="T103"><text:s/></text:span><text:span text:style-name="T105">W</text:span><text:span text:style-name="T101">hen you </text:span><text:span text:style-name="T105">erase</text:span><text:span text:style-name="T101"> your last </text:span><text:span text:style-name="T106">health</text:span><text:span text:style-name="T101">, </text:span><text:span text:style-name="T190">⌞</text:span><text:span text:style-name="T84">you die⌝</text:span><text:span text:style-name="T101">.</text:span></text:p>
      <text:p text:style-name="P39"/>
      <text:p text:style-name="P16"><text:span text:style-name="T298">● </text:span><text:span text:style-name="T300">1. </text:span><text:span text:style-name="T299">▢ ▢ ▢ <text:s/></text:span><text:span text:style-name="T301">(Human)</text:span></text:p>
      <text:p text:style-name="P10"><text:span text:style-name="T298">△ </text:span><text:span text:style-name="T301">2. </text:span><text:span text:style-name="T299">▢ ▢ ▢ <text:s/></text:span><text:span text:style-name="T301">(Superhuman)</text:span></text:p>
      <text:p text:style-name="P11"><text:span text:style-name="T298">△ </text:span><text:span text:style-name="T302">3</text:span><text:span text:style-name="T301">. </text:span><text:span text:style-name="T299">▢ ▢ ▢ <text:s/></text:span><text:span text:style-name="T301">(</text:span><text:span text:style-name="T302">Boss-tier</text:span><text:span text:style-name="T301">)</text:span></text:p>
      <text:p text:style-name="P30"/>
      <text:p text:style-name="P77"><text:span text:style-name="T365">R</text:span><text:span text:style-name="T364">esist </text:span><text:span text:style-name="T299">▢ ▢ </text:span><text:span text:style-name="T364">► </text:span><text:span text:style-name="T296">When you </text:span><text:span text:style-name="T303">make a roll and </text:span><text:span text:style-name="T296">don’t like the complications the GM </text:span><text:span text:style-name="T303">describes</text:span><text:span text:style-name="T297">, </text:span><text:span text:style-name="T296">you can </text:span><text:span text:style-name="T361">⌞</text:span><text:span text:style-name="T389">resist consequences</text:span><text:span text:style-name="T299">⌝</text:span><text:span text:style-name="T296">.</text:span></text:p>
      <text:p text:style-name="P69"/>
      <text:p text:style-name="P78"><text:span text:style-name="T368">XP</text:span><text:span text:style-name="T193"> </text:span><text:span text:style-name="T158">▢ ▢ ▢ </text:span><text:span text:style-name="T299">▢ ▢ ▢ ▢ ▢ </text:span><text:span text:style-name="T369">►</text:span><text:span text:style-name="T299"> </text:span><text:span text:style-name="T307">You get XP </text:span><text:span text:style-name="T353">mostly for good </text:span><text:span text:style-name="T356">storytelling</text:span><text:span text:style-name="T353">.</text:span><text:span text:style-name="T307"> </text:span><text:span text:style-name="T306">When you fill your last XP, </text:span><text:span text:style-name="T361">⌞</text:span><text:span text:style-name="T390">level up⌝</text:span><text:span text:style-name="T354">.</text:span></text:p>
      <text:h text:style-name="Heading_20_1" text:outline-level="1">Aptitudes</text:h>
      <text:p text:style-name="P36"><text:span text:style-name="T265">These are </text:span><text:span text:style-name="T270">exciting </text:span><text:span text:style-name="T272">things</text:span><text:span text:style-name="T271"> </text:span><text:span text:style-name="T265">that </text:span><text:span text:style-name="T269">many</text:span><text:span text:style-name="T265"> could learn to do, </text:span><text:span text:style-name="T276">although they hardly cover the </text:span><text:span text:style-name="T277">true </text:span><text:span text:style-name="T276">gamut of experience</text:span><text:span text:style-name="T265">. <text:s/></text:span><text:span text:style-name="T286">They’re </text:span><text:span text:style-name="T273">intentionally broad. </text:span><text:span text:style-name="T395">If</text:span><text:span text:style-name="T282"> you </text:span><text:span text:style-name="T288">want</text:span><text:span text:style-name="T282">, y</text:span><text:span text:style-name="T274">ou </text:span><text:span text:style-name="T287">can</text:span><text:span text:style-name="T274"> </text:span><text:span text:style-name="T280">informally</text:span><text:span text:style-name="T274"> restrict </text:span><text:span text:style-name="T275">your</text:span><text:span text:style-name="T293">self</text:span><text:span text:style-name="T280">—</text:span><text:span text:style-name="T281">e.g. nurture only with</text:span><text:span text:style-name="T372"> </text:span><text:span text:style-name="T373">feng shui;</text:span><text:span text:style-name="T374"> </text:span><text:span text:style-name="T377">research only beetles.</text:span></text:p>
      <text:p text:style-name="P35"/>
      <text:p text:style-name="P33"><text:span text:style-name="T381">○ </text:span><text:span text:style-name="T388">Operation</text:span><text:span text:style-name="T382"> </text:span><text:span text:style-name="T381">○ ○ ○</text:span><text:span text:style-name="T383"> ►</text:span><text:span text:style-name="T265"> </text:span><text:span text:style-name="T294">R</text:span><text:span text:style-name="T278">un</text:span><text:span text:style-name="T283">ning</text:span><text:span text:style-name="T278">, pilot</text:span><text:span text:style-name="T283">ing</text:span><text:span text:style-name="T278">, or command</text:span><text:span text:style-name="T283">ing</text:span><text:span text:style-name="T278"> subtle or intricate </text:span><text:span text:style-name="T285">mechanisms</text:span><text:span text:style-name="T278"> to reap maximum performance.</text:span></text:p>
      <text:p text:style-name="P31"/>
      <text:p text:style-name="P32"><text:span text:style-name="T1">○ </text:span><text:span text:style-name="T3">Administration </text:span><text:span text:style-name="T1">○ ○ ○</text:span><text:span text:style-name="T2"> ►</text:span><text:span text:style-name="T396"> Wrangling and managing minutiae—nothing slips through the cracks.</text:span></text:p>
      <text:p text:style-name="P70"/>
      <text:p text:style-name="P25"><text:span text:style-name="T97">○ </text:span><text:span text:style-name="T99">Nurturing</text:span><text:span text:style-name="T100"> </text:span><text:span text:style-name="T97">○ ○ ○ ►</text:span><text:span text:style-name="T101"> </text:span><text:span text:style-name="T131">P</text:span><text:span text:style-name="T113">rovid</text:span><text:span text:style-name="T118">ing</text:span><text:span text:style-name="T113"> just the right</text:span><text:span text:style-name="T112"> </text:span><text:span text:style-name="T116">encouragement, </text:span><text:span text:style-name="T112">support, </text:span><text:span text:style-name="T132">shelter</text:span><text:span text:style-name="T112">, or kick in the ass.</text:span></text:p>
      <text:p text:style-name="P18"/>
      <text:p text:style-name="P33"><text:span text:style-name="T383">○ </text:span><text:span text:style-name="T387">Fighting</text:span><text:span text:style-name="T382"> </text:span><text:span text:style-name="T383">○ ○ ○ ►</text:span><text:span text:style-name="T266"> </text:span><text:span text:style-name="T295">C</text:span><text:span text:style-name="T290">oordinating, </text:span><text:span text:style-name="T289">applying, and resisting purposeful </text:span><text:span text:style-name="T291">violence or force with </text:span><text:span text:style-name="T292">scary familiarity.</text:span></text:p>
      <text:p text:style-name="P19"/>
      <text:p text:style-name="P33"><text:span text:style-name="T383">○ </text:span><text:span text:style-name="T384">Athletics</text:span><text:span text:style-name="T382"> </text:span><text:span text:style-name="T383">○ ○ ○ ►</text:span><text:span text:style-name="T266"> </text:span><text:span text:style-name="T295">P</text:span><text:span text:style-name="T267">ush</text:span><text:span text:style-name="T284">ing</text:span><text:span text:style-name="T267"> yourself to the limit as you exert your body.</text:span></text:p>
      <text:p text:style-name="P34"/>
      <text:p text:style-name="P37"><text:span text:style-name="T383">○ </text:span><text:span text:style-name="T385">Research </text:span><text:span text:style-name="T383">○ ○ ○ ►</text:span><text:span text:style-name="T250"> </text:span><text:span text:style-name="T264">D</text:span><text:span text:style-name="T254">iscover</text:span><text:span text:style-name="T256">ing</text:span><text:span text:style-name="T254">, </text:span><text:span text:style-name="T253">examin</text:span><text:span text:style-name="T256">ing</text:span><text:span text:style-name="T252">, </text:span><text:span text:style-name="T253">and analyz</text:span><text:span text:style-name="T256">ing</text:span><text:span text:style-name="T253"> </text:span><text:span text:style-name="T252">knowledge </text:span><text:span text:style-name="T255">that others would overlook.</text:span></text:p>
      <text:p text:style-name="P20"/>
      <text:p text:style-name="P13"><text:span text:style-name="T266">○ </text:span><text:span text:style-name="T279">Engineering</text:span><text:span text:style-name="T268"> </text:span><text:span text:style-name="T266">○ ○ ○ ►</text:span><text:span text:style-name="T250"> </text:span><text:span text:style-name="T264">A</text:span><text:span text:style-name="T313">pply</text:span><text:span text:style-name="T315">ing</text:span><text:span text:style-name="T313"> knowledge and artifice to synthesize </text:span><text:span text:style-name="T340">novel</text:span><text:span text:style-name="T316"> </text:span><text:span text:style-name="T313">techniques </text:span><text:span text:style-name="T314">and</text:span><text:span text:style-name="T313"> artifacts.</text:span></text:p>
      <text:p text:style-name="P58"/>
      <text:p text:style-name="P14"><text:span text:style-name="T366">○ </text:span><text:span text:style-name="T375">Relations</text:span><text:span text:style-name="T367"> </text:span><text:span text:style-name="T366">○ ○ ○ ►</text:span><text:span text:style-name="T298"> </text:span><text:span text:style-name="T362">M</text:span><text:span text:style-name="T347">anipulating</text:span><text:span text:style-name="T308">,</text:span><text:span text:style-name="T317"> </text:span><text:span text:style-name="T320">negotiating, </text:span><text:span text:style-name="T346">or navigating</text:span><text:span text:style-name="T308"> </text:span><text:span text:style-name="T348">some kind of relationship</text:span><text:span text:style-name="T310"> </text:span><text:span text:style-name="T308">with </text:span><text:span text:style-name="T351">deep </text:span><text:span text:style-name="T349">empathy</text:span><text:span text:style-name="T311"> </text:span><text:span text:style-name="T308">and </text:span><text:span text:style-name="T350">insight</text:span><text:span text:style-name="T308">—</text:span><text:span text:style-name="T333">we</text:span><text:span text:style-name="T332"> get it, you fuck.</text:span></text:p>
      <text:p text:style-name="P58"/>
      <text:p text:style-name="P12"><text:span text:style-name="T366">○ </text:span><text:span text:style-name="T370">Shady Shit </text:span><text:span text:style-name="T366">○ ○ ○ ►</text:span><text:span text:style-name="T298"> </text:span><text:span text:style-name="T362">P</text:span><text:span text:style-name="T304">ractic</text:span><text:span text:style-name="T317">ing</text:span><text:span text:style-name="T304"> the </text:span><text:span text:style-name="T320">secret</text:span><text:span text:style-name="T312"> </text:span><text:span text:style-name="T304">tricks of the trade for those who </text:span><text:span text:style-name="T305">lurk </text:span><text:span text:style-name="T309">beyond the edge of polite society</text:span><text:span text:style-name="T304">.</text:span></text:p>
      <text:p text:style-name="P59"/>
      <text:p text:style-name="P15"><text:span text:style-name="T366">○ </text:span><text:span text:style-name="T379">🗣</text:span><text:span text:style-name="T371">Spooky </text:span><text:span text:style-name="T370">Shit </text:span><text:span text:style-name="T366">○ ○ ○ ►</text:span><text:span text:style-name="T298"> </text:span><text:span text:style-name="T362">I</text:span><text:span text:style-name="T318">nteracting with the weird, esoteric, and uncanny on its own terms—</text:span><text:span text:style-name="T363">or at least you think so.</text:span></text:p>
      <text:p text:style-name="P60"/>
      <text:p text:style-name="P17"><text:span text:style-name="T366">○ </text:span><text:span text:style-name="T379">🗣</text:span><text:span text:style-name="T376">Profession</text:span><text:span text:style-name="T378">al Skills</text:span><text:span text:style-name="T367"> </text:span><text:span text:style-name="T366">○ ○ ○ ►</text:span><text:span text:style-name="T298"> </text:span><text:span text:style-name="T362">A</text:span><text:span text:style-name="T334">pplying </text:span><text:span text:style-name="T336">the </text:span><text:span text:style-name="T357">educated</text:span><text:span text:style-name="T339">, </text:span><text:span text:style-name="T355">practiced, or </text:span><text:span text:style-name="T358">specialized</text:span><text:span text:style-name="T339"> </text:span><text:span text:style-name="T335">knowledge and skills </text:span><text:span text:style-name="T336">of </text:span><text:span text:style-name="T355">your</text:span><text:span text:style-name="T338"> </text:span><text:span text:style-name="T360">trade or </text:span><text:span text:style-name="T359">p</text:span><text:span text:style-name="T355">rofession</text:span><text:span text:style-name="T337">.</text:span></text:p>
      <text:p text:style-name="P61"/>
      <text:h text:style-name="P107" text:outline-level="1"><text:span text:style-name="T430">Story</text:span> Moves</text:h>
      <text:p text:style-name="P38"><text:span text:style-name="T298">“</text:span><text:span text:style-name="T341">Someone” means </text:span><text:span text:style-name="T345">a person or </text:span><text:span text:style-name="T341">anything animate. “</text:span><text:span text:style-name="T343">Something” means </text:span><text:span text:style-name="T352">anything</text:span><text:span text:style-name="T344"> </text:span><text:span text:style-name="T343">inanimate.</text:span></text:p>
      <text:p text:style-name="P62"/>
      <text:p text:style-name="P79"><text:span text:style-name="T393">Fuck ‘em up</text:span><text:span text:style-name="T386"> ►</text:span><text:span text:style-name="T257"> </text:span><text:span text:style-name="T258">You want </text:span><text:span text:style-name="T263">someone</text:span><text:span text:style-name="T262"> to </text:span><text:span text:style-name="T392">⌞</text:span><text:span text:style-name="T391">take harm⌝</text:span><text:span text:style-name="T326"> </text:span><text:span text:style-name="T331">and maybe die</text:span><text:span text:style-name="T258">, </text:span><text:span text:style-name="T259">so y</text:span><text:span text:style-name="T251">ou </text:span><text:span text:style-name="T261">make</text:span><text:span text:style-name="T260"> it happen.</text:span></text:p>
      <text:p text:style-name="P63"/>
      <text:p text:style-name="P49"><text:span text:style-name="T394">Compel compliance</text:span><text:span text:style-name="T380"> ► </text:span><text:span text:style-name="T322">You want </text:span><text:span text:style-name="T342">someone</text:span><text:span text:style-name="T322"> </text:span><text:span text:style-name="T327">to </text:span><text:span text:style-name="T322">do </text:span><text:span text:style-name="T330">your will</text:span><text:span text:style-name="T322">, so you </text:span><text:span text:style-name="T329">direct, </text:span><text:span text:style-name="T328">entice, </text:span><text:span text:style-name="T323">coerce, </text:span><text:span text:style-name="T324">or force </text:span><text:span text:style-name="T325">them</text:span><text:span text:style-name="T322">.</text:span></text:p>
      <text:p text:style-name="P22"/>
      <text:p text:style-name="P48"><text:span text:style-name="T92">Make it chooch</text:span><text:span text:style-name="T98"> ►</text:span><text:span text:style-name="T102"> </text:span><text:span text:style-name="T120">You want a </text:span><text:span text:style-name="T115">broken, </text:span><text:span text:style-name="T117">unreliable,</text:span><text:span text:style-name="T115"> </text:span><text:span text:style-name="T114">or unfamiliar </text:span><text:span text:style-name="T126">mechanism or </text:span><text:span text:style-name="T102">artifact </text:span><text:span text:style-name="T122">to</text:span><text:span text:style-name="T102"> do </text:span><text:span text:style-name="T120">something useful</text:span><text:span text:style-name="T102">, </text:span><text:span text:style-name="T120">so you </text:span><text:span text:style-name="T123">roll up your sleeves </text:span><text:span text:style-name="T125">and</text:span><text:span text:style-name="T123"> </text:span><text:span text:style-name="T120">get to </text:span><text:span text:style-name="T121">work</text:span><text:span text:style-name="T124">.</text:span></text:p>
      <text:p text:style-name="P22"/>
      <text:p text:style-name="P26"><text:span text:style-name="T89">Go apeshit</text:span> ►<text:span text:style-name="T4"> </text:span><text:span text:style-name="T49">You want </text:span><text:span text:style-name="T50">some </text:span><text:span text:style-name="T49">inanimate </text:span><text:span text:style-name="T50">object to stop working or existing, so you disrupt, </text:span><text:span text:style-name="T63">ruin</text:span><text:span text:style-name="T50">, or destroy it.</text:span></text:p>
      <text:p text:style-name="P64"/>
      <text:p text:style-name="P75"><text:span text:style-name="T93">Get out the way</text:span> ►<text:span text:style-name="T4"> </text:span><text:span text:style-name="T51">You don’t want to </text:span><text:span text:style-name="T86">⌞</text:span><text:span text:style-name="T85">take harm⌝</text:span><text:span text:style-name="T119">, so y</text:span><text:span text:style-name="T6">ou </text:span><text:span text:style-name="T37">dodge, evade, </text:span><text:span text:style-name="T47">or flee</text:span><text:span text:style-name="T37"> </text:span><text:span text:style-name="T38">an </text:span><text:span text:style-name="T6">attack </text:span><text:span text:style-name="T34">or </text:span><text:span text:style-name="T38">mishap</text:span><text:span text:style-name="T6">.</text:span></text:p>
      <text:p text:style-name="P23"/>
      <text:p text:style-name="P29"><text:span text:style-name="T94">Parkour!</text:span><text:span text:style-name="T5"> ► </text:span><text:span text:style-name="T52">You want to be </text:span><text:span text:style-name="T69">some other specific place</text:span><text:span text:style-name="T52">, urgently, </text:span><text:span text:style-name="T68">so you traverse terrain that’s</text:span><text:span text:style-name="T52"> challenging or dangerous in its own right</text:span><text:span text:style-name="T39">—</text:span><text:span text:style-name="T40">the terrain need not be concrete.</text:span></text:p>
      <text:p text:style-name="P23"/>
      <text:p text:style-name="P76"><text:span text:style-name="T89">Medic!</text:span> ►<text:span text:style-name="T4"> </text:span><text:span text:style-name="T127">You want to stabilize </text:span><text:span text:style-name="T128">or improve </text:span><text:span text:style-name="T127">someone’s ⌞health⌝</text:span><text:span text:style-name="T53">, so you </text:span><text:span text:style-name="T46">attend</text:span><text:span text:style-name="T43"> </text:span><text:span text:style-name="T53">to their </text:span><text:span text:style-name="T4">injuries or illness.</text:span></text:p>
      <text:p text:style-name="P65"/>
      <text:p text:style-name="P24"><text:span text:style-name="T89">Scope </text:span><text:span text:style-name="T95">it out</text:span> ►<text:span text:style-name="T4"> </text:span><text:span text:style-name="T54">You want more </text:span><text:span text:style-name="T61">details and </text:span><text:span text:style-name="T54">information about your surroundings</text:span><text:span text:style-name="T59"> or their </text:span><text:span text:style-name="T60">contents and </text:span><text:span text:style-name="T59">inhabitants</text:span><text:span text:style-name="T54">, so y</text:span><text:span text:style-name="T43">ou survey, observe, </text:span><text:span text:style-name="T48">and intuit</text:span><text:span text:style-name="T7">.</text:span></text:p>
      <text:p text:style-name="P24"/>
      <text:p text:style-name="P27"><text:span text:style-name="T89">Connect the dots</text:span> ►<text:span text:style-name="T4"> </text:span><text:span text:style-name="T55">You want </text:span><text:span text:style-name="T57">to extract </text:span><text:span text:style-name="T58">useful</text:span><text:span text:style-name="T57"> information from </text:span><text:span text:style-name="T58">clues, </text:span><text:span text:style-name="T57">data, </text:span><text:span text:style-name="T58">or details</text:span><text:span text:style-name="T57"> you’ve got, </text:span><text:span text:style-name="T62">so you apply and collate </text:span><text:span text:style-name="T64">what you know</text:span><text:span text:style-name="T62">.</text:span></text:p>
      <text:p text:style-name="P21"/>
      <text:p text:style-name="P28"><text:span text:style-name="T96">Schmooze ‘em</text:span><text:span text:style-name="T397"> ►</text:span><text:span text:style-name="T5"> </text:span><text:span text:style-name="T55">You want to</text:span><text:span text:style-name="T44"> build</text:span><text:span text:style-name="T5"> rapport, trust, </text:span><text:span text:style-name="T66">or </text:span><text:span text:style-name="T67">graces</text:span><text:span text:style-name="T5"> with someone, </text:span><text:span text:style-name="T55">so you do something you think they’ll like or respect.</text:span></text:p>
      <text:p text:style-name="P46"/>
      <text:p text:style-name="P47"><text:span text:style-name="T89">Fool ‘em</text:span> ►<text:span text:style-name="T4"> </text:span><text:span text:style-name="T56">You want to control what someone believes, so y</text:span><text:span text:style-name="T45">ou deceive or misdirect</text:span><text:span text:style-name="T4"> </text:span><text:span text:style-name="T56">them</text:span><text:span text:style-name="T4">.</text:span></text:p>
      <text:p text:style-name="P45"/>
      <text:p text:style-name="P51"><text:span text:style-name="T147">Go dark</text:span><text:span text:style-name="T219"> ►</text:span><text:span text:style-name="T220"> </text:span><text:span text:style-name="T224">You want to avoid the consequences of discovery or detection, </text:span><text:span text:style-name="T225">so you take precautions or </text:span><text:span text:style-name="T226">special </text:span><text:span text:style-name="T225">care.</text:span></text:p>
      <text:h text:style-name="P108" text:outline-level="1"><text:span text:style-name="T432">Common </text:span>Moves</text:h>
      <text:p text:style-name="P84"><text:span text:style-name="T89">Resist consequences</text:span> ►<text:span text:style-name="T4"> </text:span><text:span text:style-name="T71">If y</text:span><text:span text:style-name="T149">ou don’t like the consequences or complications the GM </text:span><text:span text:style-name="T189">describes</text:span><text:span text:style-name="T149"> </text:span><text:span text:style-name="T155">when you </text:span><text:span text:style-name="T184">get</text:span><text:span text:style-name="T149"> </text:span><text:span text:style-name="T199">🡖🡓</text:span><text:span text:style-name="T150"> </text:span><text:span text:style-name="T162">on a </text:span><text:span text:style-name="T190">⌞</text:span><text:span text:style-name="T162">story move⌝,</text:span><text:span text:style-name="T150"> </text:span><text:span text:style-name="T151">speak up and </text:span><text:span text:style-name="T196">s</text:span><text:span text:style-name="T195">pend 1 Resist</text:span><text:span text:style-name="T161"> to </text:span><text:span text:style-name="T152">insist they invent something less drastic </text:span><text:span text:style-name="T153">instead. </text:span><text:span text:style-name="T154">This isn’t the same as </text:span><text:span text:style-name="T190">⌞</text:span><text:span text:style-name="T145">dispute fiction⌝</text:span><text:span text:style-name="T154">; resist consequences whenever you think it’s </text:span><text:span text:style-name="T157">advantageous</text:span><text:span text:style-name="T154"> </text:span><text:span text:style-name="T156">in-game.</text:span></text:p>
      <text:p text:style-name="P3"/>
      <text:p text:style-name="P85"><text:span text:style-name="T90">Buy </text:span><text:span text:style-name="T89">Resist</text:span> ►<text:span text:style-name="T4"> </text:span><text:span text:style-name="T80">Any time you make a </text:span><text:span text:style-name="T190">⌞</text:span><text:span text:style-name="T129">story move⌝ and get</text:span><text:span text:style-name="T80"> </text:span><text:span text:style-name="T241">🡕</text:span><text:span text:style-name="T199">🡒</text:span><text:span text:style-name="T150">, </text:span><text:span text:style-name="T163">you </text:span><text:span text:style-name="T164">can </text:span><text:span text:style-name="T163">announce that you wish to convert it to </text:span><text:span text:style-name="T199">🡖</text:span><text:span text:style-name="T150"> </text:span><text:span text:style-name="T163">and restore 1 Resist.</text:span></text:p>
      <text:p text:style-name="P66"/>
      <text:p text:style-name="P103"><text:span text:style-name="T146">Lead the group</text:span><text:span text:style-name="T399"> ► </text:span><text:span text:style-name="T134">Spend 1 Resist. </text:span><text:span text:style-name="T416">Y</text:span><text:span text:style-name="T415">ou lead </text:span><text:span text:style-name="T417">others </text:span><text:span text:style-name="T415">in a </text:span><text:span text:style-name="T212">⌞</text:span><text:span text:style-name="T134">story move⌝ </text:span><text:span text:style-name="T136">where you’ll succeed or fail as a group</text:span><text:span text:style-name="T134">. </text:span><text:span text:style-name="T135">You r</text:span><text:span text:style-name="T134">oll the move as normal</text:span><text:span text:style-name="T141"> </text:span><text:span text:style-name="T135">and everyone canonically shares your result</text:span><text:span text:style-name="T134">. </text:span><text:span text:style-name="T140">Before you continue the story, use your result from the story move below:</text:span></text:p>
      <text:p text:style-name="P71"/>
      <text:p text:style-name="P105"><text:span text:style-name="T217">🡕</text:span><text:span text:style-name="T215"> You restore 1 Resist </text:span><text:span text:style-name="T216">and continue the story.</text:span></text:p>
      <text:p text:style-name="P106"><text:span text:style-name="T217">🡒🡖</text:span><text:span text:style-name="T207"> </text:span><text:span text:style-name="T213">E</text:span><text:span text:style-name="T202">veryone else rolls the same story move. </text:span><text:span text:style-name="T203">T</text:span><text:span text:style-name="T202">hey are free to describe </text:span><text:span text:style-name="T203">their actions </text:span><text:span text:style-name="T202">individually, </text:span><text:span text:style-name="T204">along with </text:span><text:span text:style-name="T202">what </text:span><text:span text:style-name="T211">aptitudes</text:span><text:span text:style-name="T202"> they’re </text:span><text:span text:style-name="T211">exercising</text:span><text:span text:style-name="T202">. </text:span><text:span text:style-name="T206">Their results don’t change the </text:span><text:span text:style-name="T214">story</text:span><text:span text:style-name="T206">, but i</text:span><text:span text:style-name="T202">f everyone </text:span><text:span text:style-name="T210">rolls</text:span><text:span text:style-name="T202"> </text:span><text:span text:style-name="T217">🡕🡒🡖</text:span><text:span text:style-name="T249">,</text:span><text:span text:style-name="T200"> </text:span><text:span text:style-name="T202">you </text:span><text:span text:style-name="T205">restore</text:span><text:span text:style-name="T202"> 1 Resist.</text:span></text:p>
      <text:p text:style-name="P3"/>
      <text:p text:style-name="P3"/>
      <text:p text:style-name="P104"><text:span text:style-name="T89">Take harm</text:span> ► <text:span text:style-name="T81">You take </text:span><text:span text:style-name="T190">⌞</text:span><text:span text:style-name="T130">harm</text:span><text:span text:style-name="T167">⌝</text:span><text:span text:style-name="T81"> when you’re injured or hurt in some way (or if a move says so). </text:span><text:span text:style-name="T165">Unless a move says specifically how much harm </text:span><text:span text:style-name="T168">you take</text:span><text:span text:style-name="T165">, </text:span><text:span text:style-name="T166">use the </text:span><text:span text:style-name="T192">harm scale </text:span><text:span text:style-name="T167">in the Meta playbook.</text:span></text:p>
      <text:p text:style-name="P67"/>
      <text:p text:style-name="P9"><text:span text:style-name="T167">W</text:span><text:span text:style-name="T148">hen you take harm, </text:span><text:span text:style-name="T174">take these steps:</text:span></text:p>
      <text:p text:style-name="P68"/>
      <text:list xml:id="list3092255436" text:style-name="L1">
        <text:list-item>
          <text:p text:style-name="P90"><text:span text:style-name="T148">Make any moves you </text:span><text:span text:style-name="T218">can</text:span><text:span text:style-name="T148"> make.</text:span></text:p>
        </text:list-item>
        <text:list-item>
          <text:p text:style-name="P91"><text:span text:style-name="T148">Make any moves you </text:span><text:span text:style-name="T218">must</text:span><text:span text:style-name="T148"> make.</text:span></text:p>
        </text:list-item>
        <text:list-item>
          <text:p text:style-name="P96"><text:span text:style-name="T174">Decide </text:span><text:span text:style-name="T175">if you have ⌞armor⌝ that </text:span><text:span text:style-name="T176">applies</text:span><text:span text:style-name="T175">.</text:span></text:p>
        </text:list-item>
        <text:list-item>
          <text:p text:style-name="P92"><text:span text:style-name="T170">If </text:span><text:span text:style-name="T177">now </text:span><text:span text:style-name="T187">you take harm</text:span><text:span text:style-name="T178"> </text:span><text:span text:style-name="T170">≤ 0, </text:span><text:span text:style-name="T171">this move is over. </text:span><text:span text:style-name="T179">Otherwise continue.</text:span></text:p>
        </text:list-item>
        <text:list-item>
          <text:p text:style-name="P93"><text:span text:style-name="T171">T</text:span><text:span text:style-name="T148">ell the GM how much harm you’re taking. They’ll roll </text:span><text:span text:style-name="T186">some dice </text:span><text:span text:style-name="T148">and </text:span><text:span text:style-name="T180">say </text:span><text:span text:style-name="T148">if </text:span><text:span text:style-name="T181">anything changes.</text:span></text:p>
        </text:list-item>
        <text:list-item>
          <text:p text:style-name="P97">Write down any status you may have gotten.</text:p>
        </text:list-item>
        <text:list-item>
          <text:p text:style-name="P97">Lose 1 health for each harm.</text:p>
        </text:list-item>
        <text:list-item>
          <text:p text:style-name="P94"><text:span text:style-name="T148">If you have 0 health, ⌞</text:span><text:span text:style-name="T144">you die⌝</text:span><text:span text:style-name="T148"> </text:span><text:span text:style-name="T183">and this </text:span><text:span text:style-name="T182">move is over.</text:span></text:p>
        </text:list-item>
        <text:list-item>
          <text:p text:style-name="P95"><text:span text:style-name="T148">Make any moves you </text:span><text:span text:style-name="T218">must</text:span><text:span text:style-name="T148"> make when you lose health (vs take harm).</text:span></text:p>
        </text:list-item>
      </text:list>
      <text:p text:style-name="P72"/>
      <text:p text:style-name="P82"><text:span text:style-name="T197">A</text:span><text:span text:style-name="T194">rmor ►</text:span><text:span text:style-name="T148"> Armor is </text:span><text:span text:style-name="T169">worn</text:span><text:span text:style-name="T148"> to protect you from </text:span><text:span text:style-name="T190">⌞</text:span><text:span text:style-name="T148">harm⌝. </text:span><text:span text:style-name="T169">Armor has a rating in the range 1-3. </text:span><text:span text:style-name="T173">If it would make sense for your armor to protect you from the kind of harm you’re taking, reduce the harm by the armor’s rating.</text:span></text:p>
      <text:p text:style-name="P73"/>
      <text:p text:style-name="P44"><text:span text:style-name="T170">When determining the rating of armor, look at the </text:span><text:span text:style-name="T191">harm </text:span><text:span text:style-name="T170">scale and decide what </text:span><text:span text:style-name="T188">severity</text:span><text:span text:style-name="T172"> </text:span><text:span text:style-name="T170">of injury the armor would protect you from.</text:span></text:p>
      <text:p text:style-name="P50"/>
      <text:p text:style-name="P86"><text:span text:style-name="T89">You die</text:span> ► <text:span text:style-name="T4">You’ve lost your last </text:span><text:span text:style-name="T190">⌞</text:span><text:span text:style-name="T4">health⌝ or a move says </text:span><text:span text:style-name="T111">you die</text:span><text:span text:style-name="T4">. </text:span><text:span text:style-name="T10">You can go sweetly into the night and build a new character </text:span><text:span text:style-name="T11">to </text:span><text:span text:style-name="T25">love</text:span><text:span text:style-name="T12">. </text:span><text:span text:style-name="T13">Or…</text:span></text:p>
      <text:p text:style-name="P40"/>
      <text:p text:style-name="P88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9">1 </text:span><text:span text:style-name="T20">health</text:span><text:span text:style-name="T19"> and </text:span><text:span text:style-name="T4">a permanent, </text:span><text:span text:style-name="T14">severe</text:span><text:span text:style-name="T4"> </text:span><text:span text:style-name="T212">⌞</text:span><text:span text:style-name="T4">status⌝ of the GM’s choice. </text:span><text:span text:style-name="T16">Explain what happened </text:span><text:span text:style-name="T18">to the group.</text:span></text:p>
      <text:p text:style-name="P56"/>
      <text:p text:style-name="P4"/>
      <text:p text:style-name="P52"><text:span text:style-name="T91">Earn </text:span><text:span text:style-name="T89">XP</text:span> ►<text:span text:style-name="T4"> </text:span><text:span text:style-name="T26">When you finish a play session</text:span><text:span text:style-name="T400">, </text:span><text:span text:style-name="T401">it’s time to </text:span><text:span text:style-name="T409">decide</text:span><text:span text:style-name="T401"> what ⌞XP⌝ you’ve earned</text:span><text:span text:style-name="T407">. </text:span><text:span text:style-name="T401">Talk as a group about this: maybe they remember something you forgot. </text:span><text:span text:style-name="T402">Ultimately, though, it’s up to you.</text:span></text:p>
      <text:p text:style-name="P80"/>
      <text:p text:style-name="P6"><text:span text:style-name="T402">Y</text:span><text:span text:style-name="T399">ou get 1 XP for each item </text:span><text:span text:style-name="T412">below that</text:span><text:span text:style-name="T399"> you </text:span><text:span text:style-name="T408">(not the GM) </text:span><text:span text:style-name="T399">think is true for this play session. </text:span><text:span text:style-name="T413">Y</text:span><text:span text:style-name="T412">ou can only take </text:span><text:span text:style-name="T413">each item </text:span><text:span text:style-name="T412">once, even if you did the thing multiple times in the session.</text:span></text:p>
      <text:p text:style-name="P81"/>
      <text:list xml:id="list2933924489" text:style-name="L2">
        <text:list-item>
          <text:p text:style-name="P102"><text:span text:style-name="T418">A</text:span><text:span text:style-name="T399">t no point did </text:span><text:span text:style-name="T88">⌞you die⌝</text:span><text:span text:style-name="T133">.</text:span></text:p>
        </text:list-item>
        <text:list-item>
          <text:p text:style-name="P98"><text:span text:style-name="T418">Y</text:span><text:span text:style-name="T399">ou made a particularly badass </text:span><text:span text:style-name="T421">or clutch</text:span><text:span text:style-name="T399"> </text:span><text:span text:style-name="T133">⌞</text:span><text:span text:style-name="T138">story move⌝</text:span><text:span text:style-name="T399"> that </text:span><text:span text:style-name="T406">reinforced your</text:span><text:span text:style-name="T403"> Concept.</text:span></text:p>
        </text:list-item>
        <text:list-item>
          <text:p text:style-name="P99"><text:span text:style-name="T418">Y</text:span><text:span text:style-name="T399">ou </text:span><text:span text:style-name="T405">suffered</text:span><text:span text:style-name="T399"> a particularly painful (or hilarious) blunder </text:span><text:span text:style-name="T410">as a result of</text:span><text:span text:style-name="T399"> </text:span><text:span text:style-name="T404">playing to your Concept—</text:span><text:span text:style-name="T419">this </text:span><text:span text:style-name="T142">doesn’t</text:span><text:span text:style-name="T419"> have to be a </text:span><text:span text:style-name="T420">failed roll.</text:span></text:p>
        </text:list-item>
        <text:list-item>
          <text:p text:style-name="P100"><text:span text:style-name="T418">Y</text:span><text:span text:style-name="T399">ou </text:span><text:span text:style-name="T411">made </text:span><text:span text:style-name="T428">a </text:span><text:span text:style-name="T139">⌞</text:span><text:span text:style-name="T137">story move⌝ </text:span><text:span text:style-name="T411">to pursue</text:span><text:span text:style-name="T399"> </text:span><text:span text:style-name="T414">a </text:span><text:span text:style-name="T399">Drive.</text:span></text:p>
        </text:list-item>
        <text:list-item>
          <text:p text:style-name="P101"><text:span text:style-name="T399">You offer the GM </text:span><text:span text:style-name="T424">honest-</text:span><text:span text:style-name="T423">but-</text:span><text:span text:style-name="T425">g</text:span><text:span text:style-name="T399">entle constructive </text:span><text:span text:style-name="T427">feedback </text:span><text:span text:style-name="T399">when the</text:span><text:span text:style-name="T422">y do </text:span><text:span text:style-name="T426">GM </text:span><text:span text:style-name="T399">XP.</text:span></text:p>
        </text:list-item>
      </text:list>
      <text:p text:style-name="P5"/>
      <text:p text:style-name="P87"><text:span text:style-name="T91">Level up</text:span><text:span text:style-name="T429"> ►</text:span><text:span text:style-name="T41"> </text:span><text:span text:style-name="T65">When you fill your last XP, </text:span><text:span text:style-name="T82">you can </text:span><text:span text:style-name="T65">spend all your XP to</text:span><text:span text:style-name="T42"> </text:span><text:span text:style-name="T65">f</text:span><text:span text:style-name="T221">ill </text:span><text:span text:style-name="T234">a </text:span><text:span text:style-name="T222">○ </text:span><text:span text:style-name="T227">in your playbook—</text:span><text:span text:style-name="T230">y</text:span><text:span text:style-name="T223">ou must fulfill all other criteria to buy the item.</text:span><text:span text:style-name="T185"> </text:span><text:span text:style-name="T198">🗣 </text:span><text:span text:style-name="T238">Instead</text:span><text:span text:style-name="T228"> of </text:span><text:span text:style-name="T232">buy</text:span><text:span text:style-name="T233">ing </text:span><text:span text:style-name="T229">a </text:span><text:span text:style-name="T222">○</text:span><text:span text:style-name="T228">, </text:span><text:span text:style-name="T231">the GM </text:span><text:span text:style-name="T235">might let you buy </text:span><text:span text:style-name="T236">or remove a permanent </text:span><text:span text:style-name="T212">⌞</text:span><text:span text:style-name="T236">status⌝</text:span><text:span text:style-name="T237">. </text:span><text:span text:style-name="T240">You </text:span><text:span text:style-name="T239">probably </text:span><text:span text:style-name="T240">can’t </text:span><text:span text:style-name="T239">buy a </text:span><text:span text:style-name="T201">△, </text:span><text:span text:style-name="T208">but you could ask </text:span><text:span text:style-name="T209">anyway.</text:span></text:p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8T17:06:38.075999230</dc:date>
    <meta:editing-duration>P10DT7H17M39S</meta:editing-duration>
    <meta:editing-cycles>3400</meta:editing-cycles>
    <meta:generator>LibreOffice/6.0.7.3$Linux_X86_64 LibreOffice_project/00m0$Build-3</meta:generator>
    <meta:print-date>2021-11-27T22:21:34.908113581</meta:print-date>
    <meta:document-statistic meta:table-count="0" meta:image-count="0" meta:object-count="0" meta:page-count="2" meta:paragraph-count="71" meta:word-count="1395" meta:character-count="7480" meta:non-whitespace-character-count="6172"/>
  </office:meta>
</office:document-meta>
</file>